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Courier New" svg:font-family="&quot;Courier New&quot;"/>
    <style:font-face style:name="Verdana" svg:font-family="Verdana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39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1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3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5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41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7" style:family="table-cell" style:parent-style-name="Default" style:data-style-name="N41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8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Excel_32_Built-in_32_Comma" style:data-style-name="N3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41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21" style:family="table-cell" style:parent-style-name="Default" style:data-style-name="N41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3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7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41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.353cm"/>
      <style:text-properties style:font-name="Arial2" style:font-name-asian="Arial2" style:font-name-complex="Arial2" fo:font-size="10pt" style:font-size-asian="10pt" style:font-size-complex="10pt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31" style:family="table-cell" style:parent-style-name="Default" style:data-style-name="N41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32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33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41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41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Excel_32_Built-in_32_Comma" style:data-style-name="N3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41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41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5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41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42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42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4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5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7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FF"/>
    </style:style>
    <style:style style:name="ce58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.353cm"/>
      <style:text-properties style:font-name="Arial1" style:font-name-asian="Arial1" style:font-name-complex="Arial1" fo:font-size="10pt" style:font-size-asian="10pt" style:font-size-complex="10pt"/>
    </style:style>
    <style:style style:name="ce59" style:family="table-cell" style:parent-style-name="Comma" style:data-style-name="N3">
      <style:table-cell-properties fo:border-top="none" fo:border-bottom="thin solid #000000" fo:border-left="thin solid #000000" fo:border-right="thin solid #000000" style:vertical-align="automatic" fo:background-color="#FFFFFF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64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6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6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69" style:family="table-cell" style:parent-style-name="Default" style:data-style-name="N0">
      <style:table-cell-properties fo:border="thin solid #000000" fo:background-color="#FFFFFF"/>
    </style:style>
    <style:style style:name="ce70" style:family="table-cell" style:parent-style-name="Default" style:data-style-name="N43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1" style:family="table-cell" style:parent-style-name="Default" style:data-style-name="N0">
      <style:table-cell-properties fo:background-color="#FFFFFF"/>
    </style:style>
    <style:style style:name="ce72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5" style:family="table-cell" style:parent-style-name="Excel_32_Built-in_32_Comma" style:data-style-name="N44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ourier New" style:font-name-asian="Courier New" style:font-name-complex="Courier New" fo:font-size="16pt" style:font-size-asian="16pt" style:font-size-complex="16pt" fo:font-weight="bold" style:font-weight-asian="bold" style:font-weight-complex="bold" style:font-family-generic="modern"/>
    </style:style>
    <style:style style:name="ce77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Courier New" style:font-name-asian="Courier New" style:font-name-complex="Courier New" fo:font-size="7pt" style:font-size-asian="7pt" style:font-size-complex="7pt" fo:font-weight="bold" style:font-weight-asian="bold" style:font-weight-complex="bold" style:font-family-generic="modern"/>
    </style:style>
    <style:style style:name="ce78" style:family="table-cell" style:parent-style-name="Default" style:data-style-name="N3">
      <style:table-cell-properties style:vertical-align="middle" style:repeat-content="false"/>
      <style:paragraph-properties fo:text-align="start" fo:margin-left="0cm"/>
      <style:text-properties style:font-name="Courier New" style:font-name-asian="Courier New" style:font-name-complex="Courier New" fo:font-size="7pt" style:font-size-asian="7pt" style:font-size-complex="7pt" style:font-family-generic="modern"/>
    </style:style>
    <style:style style:name="ce79" style:family="table-cell" style:parent-style-name="Default" style:data-style-name="N36">
      <style:table-cell-properties style:vertical-align="middle"/>
      <style:text-properties style:font-name="Courier New" style:font-name-asian="Courier New" style:font-name-complex="Courier New" fo:font-size="7pt" style:font-size-asian="7pt" style:font-size-complex="7pt" style:font-family-generic="modern"/>
    </style:style>
    <style:style style:name="ce80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Courier New" style:font-name-asian="Courier New" style:font-name-complex="Courier New" fo:font-size="9pt" style:font-size-asian="9pt" style:font-size-complex="9pt" fo:font-weight="bold" style:font-weight-asian="bold" style:font-weight-complex="bold" style:font-family-generic="modern"/>
    </style:style>
    <style:style style:name="ce81" style:family="table-cell" style:parent-style-name="Default" style:data-style-name="N0">
      <style:table-cell-properties style:vertical-align="middle"/>
      <style:text-properties style:font-name="Courier New" style:font-name-asian="Courier New" style:font-name-complex="Courier New" fo:font-size="9pt" style:font-size-asian="9pt" style:font-size-complex="9pt" fo:font-weight="bold" style:font-weight-asian="bold" style:font-weight-complex="bold" style:font-family-generic="modern"/>
    </style:style>
    <style:style style:name="ce82" style:family="table-cell" style:parent-style-name="Default" style:data-style-name="N37">
      <style:table-cell-properties style:vertical-align="middle"/>
      <style:text-properties style:font-name="Courier New" style:font-name-asian="Courier New" style:font-name-complex="Courier New" fo:font-size="7pt" style:font-size-asian="7pt" style:font-size-complex="7pt" style:font-family-generic="modern"/>
    </style:style>
    <style:style style:name="ce83" style:family="table-cell" style:parent-style-name="Default" style:data-style-name="N0">
      <style:table-cell-properties style:vertical-align="middle"/>
      <style:text-properties style:font-name="Courier New" style:font-name-asian="Courier New" style:font-name-complex="Courier New" fo:font-size="7pt" style:font-size-asian="7pt" style:font-size-complex="7pt" style:font-family-generic="modern"/>
    </style:style>
    <style:style style:name="ce8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Courier New" style:font-name-asian="Courier New" style:font-name-complex="Courier New" fo:font-size="8pt" style:font-size-asian="8pt" style:font-size-complex="8pt" style:font-family-generic="modern"/>
    </style:style>
    <style:style style:name="ce85" style:family="table-cell" style:parent-style-name="Default" style:data-style-name="N0">
      <style:table-cell-properties style:vertical-align="middle"/>
      <style:text-properties style:font-name="Verdana" style:font-name-asian="Verdana" style:font-name-complex="Verdana" fo:font-size="7pt" style:font-size-asian="7pt" style:font-size-complex="7pt" fo:font-weight="bold" style:font-weight-asian="bold" style:font-weight-complex="bold" style:font-family-generic="swiss"/>
    </style:style>
    <style:style style:name="ce8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fo:font-weight="bold" style:font-weight-asian="bold" style:font-weight-complex="bold" style:font-family-generic="swiss"/>
    </style:style>
    <style:style style:name="ce8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Verdana" style:font-name-asian="Verdana" style:font-name-complex="Verdana" fo:font-size="7pt" style:font-size-asian="7pt" style:font-size-complex="7pt" fo:font-weight="bold" style:font-weight-asian="bold" style:font-weight-complex="bold" style:font-family-generic="swiss"/>
    </style:style>
    <style:style style:name="ce8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7pt" style:font-size-asian="7pt" style:font-size-complex="7pt" fo:font-weight="bold" style:font-weight-asian="bold" style:font-weight-complex="bold" style:font-family-generic="swiss"/>
    </style:style>
    <style:style style:name="ce89" style:family="table-cell" style:parent-style-name="Default" style:data-style-name="N0">
      <style:table-cell-properties style:vertical-align="middle"/>
      <style:text-properties style:font-name="Courier New" style:font-name-asian="Courier New" style:font-name-complex="Courier New" fo:font-size="7pt" style:font-size-asian="7pt" style:font-size-complex="7pt" fo:font-weight="bold" style:font-weight-asian="bold" style:font-weight-complex="bold" style:font-family-generic="modern"/>
    </style:style>
    <style:style style:name="ce9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ourier New" style:font-name-asian="Courier New" style:font-name-complex="Courier New" fo:font-size="7pt" style:font-size-asian="7pt" style:font-size-complex="7pt" style:font-family-generic="modern"/>
    </style:style>
    <style:style style:name="ce9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ourier New" style:font-name-asian="Courier New" style:font-name-complex="Courier New" fo:font-size="7pt" style:font-size-asian="7pt" style:font-size-complex="7pt" fo:font-weight="bold" style:font-weight-asian="bold" style:font-weight-complex="bold" style:font-family-generic="modern"/>
    </style:style>
    <style:style style:name="ce92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Courier New" style:font-name-asian="Courier New" style:font-name-complex="Courier New" fo:font-size="7pt" style:font-size-asian="7pt" style:font-size-complex="7pt" style:font-family-generic="modern"/>
    </style:style>
    <style:style style:name="ce93" style:family="table-cell" style:parent-style-name="Default" style:data-style-name="N38">
      <style:table-cell-properties style:vertical-align="middle" style:repeat-content="false"/>
      <style:paragraph-properties fo:text-align="start" fo:margin-left="0cm"/>
      <style:text-properties style:font-name="Courier New" style:font-name-asian="Courier New" style:font-name-complex="Courier New" fo:font-size="7pt" style:font-size-asian="7pt" style:font-size-complex="7pt" style:font-family-generic="modern"/>
    </style:style>
    <style:style style:name="ce94" style:family="table-cell" style:parent-style-name="Default" style:data-style-name="N39">
      <style:table-cell-properties style:vertical-align="middle" style:repeat-content="false"/>
      <style:paragraph-properties fo:text-align="start" fo:margin-left="0cm"/>
      <style:text-properties style:font-name="Courier New" style:font-name-asian="Courier New" style:font-name-complex="Courier New" fo:font-size="7pt" style:font-size-asian="7pt" style:font-size-complex="7pt" style:font-family-generic="modern"/>
    </style:style>
    <style:style style:name="ce95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Courier New" style:font-name-asian="Courier New" style:font-name-complex="Courier New" fo:font-size="7pt" style:font-size-asian="7pt" style:font-size-complex="7pt" style:font-family-generic="modern"/>
    </style:style>
    <style:style style:name="ce96" style:family="table-cell" style:parent-style-name="Default" style:data-style-name="N38">
      <style:table-cell-properties style:vertical-align="middle" style:repeat-content="false"/>
      <style:paragraph-properties fo:text-align="start" fo:margin-left="0cm"/>
      <style:text-properties style:font-name="Courier New" style:font-name-asian="Courier New" style:font-name-complex="Courier New" fo:font-size="7pt" style:font-size-asian="7pt" style:font-size-complex="7pt" fo:font-weight="bold" style:font-weight-asian="bold" style:font-weight-complex="bold" style:font-family-generic="modern"/>
    </style:style>
    <style:style style:name="ce97" style:family="table-cell" style:parent-style-name="Default" style:data-style-name="N0">
      <style:table-cell-properties style:vertical-align="middle"/>
      <style:text-properties style:font-name="Tahoma" style:font-name-asian="Tahoma" style:font-name-complex="Tahoma" fo:font-size="8pt" style:font-size-asian="8pt" style:font-size-complex="8pt" style:font-family-generic="swiss"/>
    </style:style>
    <style:style style:name="ce9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Courier New" style:font-name-asian="Courier New" style:font-name-complex="Courier New" fo:font-size="7pt" style:font-size-asian="7pt" style:font-size-complex="7pt" style:font-family-generic="modern"/>
    </style:style>
    <style:style style:name="ce9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Verdana" style:font-name-asian="Verdana" style:font-name-complex="Verdana" fo:font-size="16pt" style:font-size-asian="16pt" style:font-size-complex="16pt" fo:font-weight="bold" style:font-weight-asian="bold" style:font-weight-complex="bold" style:font-family-generic="swiss"/>
    </style:style>
    <style:style style:name="ce100" style:family="table-cell" style:parent-style-name="Default" style:data-style-name="N3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01" style:family="table-cell" style:parent-style-name="Default" style:data-style-name="N36">
      <style:table-cell-properties style:vertical-align="middle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0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9pt" style:font-size-asian="9pt" style:font-size-complex="9pt" fo:font-weight="bold" style:font-weight-asian="bold" style:font-weight-complex="bold" style:font-family-generic="swiss"/>
    </style:style>
    <style:style style:name="ce103" style:family="table-cell" style:parent-style-name="Default" style:data-style-name="N0">
      <style:table-cell-properties style:vertical-align="middle"/>
      <style:text-properties style:font-name="Verdana" style:font-name-asian="Verdana" style:font-name-complex="Verdana" fo:font-size="9pt" style:font-size-asian="9pt" style:font-size-complex="9pt" fo:font-weight="bold" style:font-weight-asian="bold" style:font-weight-complex="bold" style:font-family-generic="swiss"/>
    </style:style>
    <style:style style:name="ce104" style:family="table-cell" style:parent-style-name="Default" style:data-style-name="N37">
      <style:table-cell-properties style:vertical-align="middle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05" style:family="table-cell" style:parent-style-name="Default" style:data-style-name="N0">
      <style:table-cell-properties style:vertical-align="middle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0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9pt" style:font-size-asian="9pt" style:font-size-complex="9pt" style:font-family-generic="swiss"/>
    </style:style>
    <style:style style:name="ce10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08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09" style:family="table-cell" style:parent-style-name="Default" style:data-style-name="N38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10" style:family="table-cell" style:parent-style-name="Default" style:data-style-name="N39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11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112" style:family="table-cell" style:parent-style-name="Default" style:data-style-name="N38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fo:font-weight="bold" style:font-weight-asian="bold" style:font-weight-complex="bold" style:font-family-generic="swiss"/>
    </style:style>
    <style:style style:name="ce113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8pt" style:font-size-asian="8pt" style:font-size-complex="8pt" style:font-family-generic="swiss"/>
    </style:style>
    <style:style style:name="ce114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15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16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17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18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19" style:family="table-cell" style:parent-style-name="Normal_32_2" style:data-style-name="N0">
      <style:table-cell-properties fo:border-top="2pt solid #333333" fo:border-bottom="2pt solid #333333" fo:border-left="2pt solid #333333" fo:border-right="thin solid #333333" style:vertical-align="automatic" fo:background-color="#003366" style:cell-protect="protected"/>
      <style:text-properties fo:color="#FFFFFF" style:font-name="Arial" style:font-name-asian="Arial" style:font-name-complex="Arial" fo:font-size="10pt" style:font-size-asian="10pt" style:font-size-complex="10pt" style:font-family-generic="swiss"/>
    </style:style>
    <style:style style:name="ce120" style:family="table-cell" style:parent-style-name="Normal_32_2" style:data-style-name="N0">
      <style:table-cell-properties fo:border-top="2pt solid #333333" fo:border-bottom="2pt solid #333333" fo:border-left="thin solid #333333" fo:border-right="thin solid #333333" style:vertical-align="middle" fo:wrap-option="wrap" fo:background-color="#003366" style:cell-protect="protecte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1" style:family="table-cell" style:parent-style-name="Normal_32_2" style:data-style-name="N0">
      <style:table-cell-properties fo:border-top="2pt solid #333333" fo:border-bottom="2pt solid #333333" fo:border-left="thin solid #333333" fo:border-right="thin solid #333333" style:vertical-align="middle" fo:background-color="#003366" style:cell-protect="protecte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2" style:family="table-cell" style:parent-style-name="Normal_32_2" style:data-style-name="N0">
      <style:table-cell-properties fo:border-top="2pt solid #333333" fo:border-bottom="2pt solid #333333" fo:border-left="thin solid #333333" fo:border-right="2pt solid #333333" style:vertical-align="middle" fo:wrap-option="wrap" fo:background-color="#003366" style:cell-protect="protecte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3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24" style:family="table-cell" style:parent-style-name="Normal_32_2" style:data-style-name="N0">
      <style:table-cell-properties fo:border-top="none" fo:border-bottom="thin solid #333333" fo:border-left="2pt solid #333333" fo:border-right="thin solid #333333"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125" style:family="table-cell" style:parent-style-name="Normal_32_2" style:data-style-name="N47">
      <style:table-cell-properties fo:border-top="none" fo:border-bottom="thin solid #333333" fo:border-left="thin solid #333333" fo:border-right="thin solid #333333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26" style:family="table-cell" style:parent-style-name="Normal_32_2" style:data-style-name="N47">
      <style:table-cell-properties fo:border-top="none" fo:border-bottom="thin solid #333333" fo:border-left="thin solid #333333" fo:border-right="2pt solid #333333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27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28" style:family="table-cell" style:parent-style-name="Normal_32_2" style:data-style-name="N0">
      <style:table-cell-properties fo:border-top="thin solid #333333" fo:border-bottom="thin solid #333333" fo:border-left="2pt solid #333333" fo:border-right="thin solid #333333" style:vertical-align="automatic" fo:background-color="transparent" style:cell-protect="protected" style:repeat-content="false"/>
      <style:paragraph-properties fo:text-align="start" fo:margin-left="0.353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29" style:family="table-cell" style:parent-style-name="Normal_32_2" style:data-style-name="N47">
      <style:table-cell-properties fo:border="thin solid #333333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30" style:family="table-cell" style:parent-style-name="Normal_32_2" style:data-style-name="N47">
      <style:table-cell-properties fo:border-top="thin solid #333333" fo:border-bottom="thin solid #333333" fo:border-left="thin solid #333333" fo:border-right="2pt solid #333333"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31" style:family="table-cell" style:parent-style-name="Normal_32_2" style:data-style-name="N47">
      <style:table-cell-properties fo:border="thin solid #333333"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32" style:family="table-cell" style:parent-style-name="Normal_32_2" style:data-style-name="N47">
      <style:table-cell-properties fo:border-top="thin solid #333333" fo:border-bottom="2pt solid #333333" fo:border-left="thin solid #333333" fo:border-right="thin solid #333333"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33" style:family="table-cell" style:parent-style-name="Normal_32_2" style:data-style-name="N47">
      <style:table-cell-properties fo:border-top="thin solid #333333" fo:border-bottom="2pt solid #333333" fo:border-left="thin solid #333333" fo:border-right="2pt solid #333333"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34" style:family="table-cell" style:parent-style-name="Normal_32_2" style:data-style-name="N0">
      <style:table-cell-properties fo:border-top="thin solid #333333" fo:border-bottom="thin solid #333333" fo:border-left="2pt solid #333333" fo:border-right="thin solid #333333" style:vertical-align="automatic" fo:background-color="transparent" style:cell-protect="protected" style:repeat-content="false"/>
      <style:paragraph-properties fo:text-align="start" fo:margin-left="0.353cm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135" style:family="table-cell" style:parent-style-name="Normal_32_2" style:data-style-name="N47">
      <style:table-cell-properties fo:border-top="none" fo:border-bottom="thin solid #333333" fo:border-left="thin solid #333333" fo:border-right="thin solid #333333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136" style:family="table-cell" style:parent-style-name="Normal_32_2" style:data-style-name="N47">
      <style:table-cell-properties fo:border-top="none" fo:border-bottom="thin solid #333333" fo:border-left="thin solid #333333" fo:border-right="2pt solid #333333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137" style:family="table-cell" style:parent-style-name="Normal_32_2" style:data-style-name="N0">
      <style:table-cell-properties fo:border-top="thin solid #333333" fo:border-bottom="thin solid #333333" fo:border-left="2pt solid #333333" fo:border-right="thin solid #333333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38" style:family="table-cell" style:parent-style-name="Normal_32_2" style:data-style-name="N47">
      <style:table-cell-properties fo:border-top="thin solid #333333" fo:border-bottom="thin solid #333333" fo:border-left="thin solid #333333" fo:border-right="2pt solid #333333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39" style:family="table-cell" style:parent-style-name="Normal_32_2" style:data-style-name="N47">
      <style:table-cell-properties fo:border-top="thin solid #333333" fo:border-bottom="none" fo:border-left="thin solid #333333" fo:border-right="thin solid #333333"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40" style:family="table-cell" style:parent-style-name="Normal_32_2" style:data-style-name="N47">
      <style:table-cell-properties fo:border-top="none" fo:border-bottom="2pt solid #333333" fo:border-left="thin solid #333333" fo:border-right="thin solid #333333"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41" style:family="table-cell" style:parent-style-name="Normal_32_2" style:data-style-name="N47">
      <style:table-cell-properties fo:border-top="none" fo:border-bottom="2pt solid #333333" fo:border-left="thin solid #333333" fo:border-right="2pt solid #333333"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42" style:family="table-cell" style:parent-style-name="Normal_32_2" style:data-style-name="N0">
      <style:table-cell-properties fo:border-top="thin solid #333333" fo:border-bottom="thin solid #333333" fo:border-left="2pt solid #333333" fo:border-right="thin solid #333333" style:vertical-align="automatic" fo:background-color="transparent" style:cell-protect="protected" style:repeat-content="false"/>
      <style:paragraph-properties fo:text-align="start" fo:margin-left="0.353cm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143" style:family="table-cell" style:parent-style-name="Normal_32_2" style:data-style-name="N47">
      <style:table-cell-properties fo:border-top="2pt solid #333333" fo:border-bottom="thin double #333333" fo:border-left="thin solid #333333" fo:border-right="thin solid #333333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144" style:family="table-cell" style:parent-style-name="Normal_32_2" style:data-style-name="N47">
      <style:table-cell-properties fo:border-top="2pt solid #333333" fo:border-bottom="thin double #333333" fo:border-left="thin solid #333333" fo:border-right="2pt solid #333333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145" style:family="table-cell" style:parent-style-name="Normal_32_2" style:data-style-name="N0">
      <style:table-cell-properties fo:border-top="thin solid #333333" fo:border-bottom="none" fo:border-left="2pt solid #333333" fo:border-right="thin solid #333333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46" style:family="table-cell" style:parent-style-name="Normal_32_2" style:data-style-name="N47">
      <style:table-cell-properties fo:border-top="thin solid #333333" fo:border-bottom="none" fo:border-left="thin solid #333333" fo:border-right="thin solid #333333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47" style:family="table-cell" style:parent-style-name="Normal_32_2" style:data-style-name="N47">
      <style:table-cell-properties fo:border-top="thin solid #333333" fo:border-bottom="none" fo:border-left="thin solid #333333" fo:border-right="2pt solid #333333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48" style:family="table-cell" style:parent-style-name="Normal_32_2" style:data-style-name="N47">
      <style:table-cell-properties fo:border-top="2pt solid #333333" fo:border-bottom="2pt solid #333333" fo:border-left="thin solid #333333" fo:border-right="thin solid #333333" style:vertical-align="middle" fo:wrap-option="wrap" fo:background-color="#003366" style:cell-protect="protecte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9" style:family="table-cell" style:parent-style-name="Normal_32_2" style:data-style-name="N47">
      <style:table-cell-properties fo:border-top="2pt solid #333333" fo:border-bottom="2pt solid #333333" fo:border-left="thin solid #333333" fo:border-right="2pt solid #333333" style:vertical-align="middle" fo:wrap-option="wrap" fo:background-color="#003366" style:cell-protect="protecte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0" style:family="table-cell" style:parent-style-name="Normal_32_2" style:data-style-name="N0">
      <style:table-cell-properties fo:border-top="none" fo:border-bottom="thin solid #333333" fo:border-left="2pt solid #333333" fo:border-right="thin solid #333333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151" style:family="table-cell" style:parent-style-name="Normal_32_2" style:data-style-name="N47">
      <style:table-cell-properties fo:border-top="thin solid #333333" fo:border-bottom="2pt solid #333333" fo:border-left="thin solid #333333" fo:border-right="thin solid #333333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5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3" style:family="table-cell" style:parent-style-name="Normal_32_2" style:data-style-name="N47">
      <style:table-cell-properties fo:border-top="none" fo:border-bottom="none" fo:border-left="thin solid #333333" fo:border-right="thin solid #333333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154" style:family="table-cell" style:parent-style-name="Normal_32_2" style:data-style-name="N47">
      <style:table-cell-properties fo:border-top="none" fo:border-bottom="thin solid #333333" fo:border-left="thin solid #333333" fo:border-right="thin solid #333333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155" style:family="table-cell" style:parent-style-name="Normal_32_2" style:data-style-name="N47">
      <style:table-cell-properties fo:border-top="none" fo:border-bottom="thin solid #333333" fo:border-left="thin solid #333333" fo:border-right="2pt solid #333333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156" style:family="table-cell" style:parent-style-name="Normal_32_2" style:data-style-name="N0">
      <style:table-cell-properties fo:border-top="thin solid #333333" fo:border-bottom="thin solid #333333" fo:border-left="2pt solid #333333" fo:border-right="thin solid #333333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57" style:family="table-cell" style:parent-style-name="Normal_32_2" style:data-style-name="N47">
      <style:table-cell-properties fo:border-top="none" fo:border-bottom="2pt solid #333333" fo:border-left="thin solid #333333" fo:border-right="thin solid #333333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58" style:family="table-cell" style:parent-style-name="Normal_32_2" style:data-style-name="N47">
      <style:table-cell-properties fo:border-top="none" fo:border-bottom="2pt solid #333333" fo:border-left="thin solid #333333" fo:border-right="2pt solid #333333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59" style:family="table-cell" style:parent-style-name="Normal_32_2" style:data-style-name="N0">
      <style:table-cell-properties fo:border-top="thin solid #333333" fo:border-bottom="thin solid #333333" fo:border-left="2pt solid #333333" fo:border-right="thin solid #333333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160" style:family="table-cell" style:parent-style-name="Normal_32_2" style:data-style-name="N0">
      <style:table-cell-properties fo:border-top="none" fo:border-bottom="none" fo:border-left="2pt solid #333333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161" style:family="table-cell" style:parent-style-name="Normal_32_2" style:data-style-name="N47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162" style:family="table-cell" style:parent-style-name="Normal_32_2" style:data-style-name="N47">
      <style:table-cell-properties fo:border-top="none" fo:border-bottom="none" fo:border-left="none" fo:border-right="2pt solid #333333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163" style:family="table-cell" style:parent-style-name="Normal_32_2" style:data-style-name="N48">
      <style:table-cell-properties fo:border-top="2pt solid #333333" fo:border-bottom="none" fo:border-left="2pt solid #333333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4" style:family="table-cell" style:parent-style-name="Normal_32_2" style:data-style-name="N48">
      <style:table-cell-properties fo:border-top="2pt solid #333333" fo:border-bottom="none" fo:border-left="none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5" style:family="table-cell" style:parent-style-name="Normal_32_2" style:data-style-name="N48">
      <style:table-cell-properties fo:border-top="2pt solid #333333" fo:border-bottom="none" fo:border-left="none" fo:border-right="2pt solid #333333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6" style:family="table-cell" style:parent-style-name="Normal_32_2" style:data-style-name="N48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7" style:family="table-cell" style:parent-style-name="Normal_32_2" style:data-style-name="N0">
      <style:table-cell-properties fo:border-top="none" fo:border-bottom="none" fo:border-left="2pt solid #333333" fo:border-right="none" style:vertical-align="middle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68" style:family="table-cell" style:parent-style-name="Normal_32_2" style:data-style-name="N0">
      <style:table-cell-properties style:vertical-align="middle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69" style:family="table-cell" style:parent-style-name="Normal_32_2" style:data-style-name="N0">
      <style:table-cell-properties fo:border-top="none" fo:border-bottom="none" fo:border-left="none" fo:border-right="2pt solid #333333" style:vertical-align="middle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70" style:family="table-cell" style:parent-style-name="Normal_32_2" style:data-style-name="N0">
      <style:table-cell-properties fo:border-top="none" fo:border-bottom="none" fo:border-left="2pt solid #333333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71" style:family="table-cell" style:parent-style-name="Normal_32_2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72" style:family="table-cell" style:parent-style-name="Normal_32_2" style:data-style-name="N0">
      <style:table-cell-properties fo:border-top="none" fo:border-bottom="none" fo:border-left="none" fo:border-right="2pt solid #333333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73" style:family="table-cell" style:parent-style-name="Normal_32_2" style:data-style-name="N0">
      <style:table-cell-properties fo:border-top="none" fo:border-bottom="2pt solid #333333" fo:border-left="2pt solid #333333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74" style:family="table-cell" style:parent-style-name="Normal_32_2" style:data-style-name="N0">
      <style:table-cell-properties fo:border-top="none" fo:border-bottom="2pt solid #333333" fo:border-left="none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75" style:family="table-cell" style:parent-style-name="Normal_32_2" style:data-style-name="N0">
      <style:table-cell-properties fo:border-top="none" fo:border-bottom="2pt solid #333333" fo:border-left="none" fo:border-right="2pt solid #333333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76" style:family="table-cell" style:parent-style-name="Normal_32_2" style:data-style-name="N0">
      <style:table-cell-properties fo:border-top="2pt solid #333333" fo:border-bottom="none" fo:border-left="2pt solid #333333" fo:border-right="none" style:vertical-align="to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7" style:family="table-cell" style:parent-style-name="Normal_32_2" style:data-style-name="N0">
      <style:table-cell-properties fo:border-top="2pt solid #333333" fo:border-bottom="none" fo:border-left="none" fo:border-right="none" style:vertical-align="to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78" style:family="table-cell" style:parent-style-name="Normal_32_2" style:data-style-name="N0">
      <style:table-cell-properties fo:border-top="2pt solid #333333" fo:border-bottom="none" fo:border-left="none" fo:border-right="2pt solid #333333" style:vertical-align="to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79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80" style:family="table-cell" style:parent-style-name="Normal_32_2" style:data-style-name="N0">
      <style:table-cell-properties fo:border-top="none" fo:border-bottom="none" fo:border-left="2pt solid #333333" fo:border-right="none" style:vertical-align="to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81" style:family="table-cell" style:parent-style-name="Normal_32_2" style:data-style-name="N0">
      <style:table-cell-properties style:vertical-align="to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82" style:family="table-cell" style:parent-style-name="Normal_32_2" style:data-style-name="N0">
      <style:table-cell-properties fo:border-top="none" fo:border-bottom="none" fo:border-left="none" fo:border-right="2pt solid #333333" style:vertical-align="to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83" style:family="table-cell" style:parent-style-name="Normal_32_2" style:data-style-name="N0">
      <style:table-cell-properties fo:border-top="none" fo:border-bottom="2pt solid #333333" fo:border-left="2pt solid #333333" fo:border-right="none" style:vertical-align="to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84" style:family="table-cell" style:parent-style-name="Normal_32_2" style:data-style-name="N0">
      <style:table-cell-properties fo:border-top="none" fo:border-bottom="2pt solid #333333" fo:border-left="none" fo:border-right="none" style:vertical-align="to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85" style:family="table-cell" style:parent-style-name="Normal_32_2" style:data-style-name="N0">
      <style:table-cell-properties fo:border-top="none" fo:border-bottom="2pt solid #333333" fo:border-left="none" fo:border-right="2pt solid #333333" style:vertical-align="to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86" style:family="table-cell" style:parent-style-name="Normal_32_2" style:data-style-name="N0">
      <style:table-cell-properties style:vertical-align="top" fo:background-color="transparent" style:cell-protect="protected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187" style:family="table-cell" style:parent-style-name="Normal_32_2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8" style:family="table-cell" style:parent-style-name="Normal_32_2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89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190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91" style:family="table-cell" style:parent-style-name="Normal_32_2" style:data-style-name="N47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92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.353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93" style:family="table-cell" style:parent-style-name="Normal_32_2" style:data-style-name="N0">
      <style:table-cell-properties fo:border-top="none" fo:border-bottom="2pt solid #333333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6.19125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5.45041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5.794375cm"/>
    </style:style>
    <style:style style:name="co10" style:family="table-column">
      <style:table-column-properties fo:break-before="auto" style:column-width="2.98979166666667cm"/>
    </style:style>
    <style:style style:name="co11" style:family="table-column">
      <style:table-column-properties fo:break-before="auto" style:column-width="3.94229166666667cm"/>
    </style:style>
    <style:style style:name="co12" style:family="table-column">
      <style:table-column-properties fo:break-before="auto" style:column-width="2.56645833333333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1.984375cm"/>
    </style:style>
    <style:style style:name="co15" style:family="table-column">
      <style:table-column-properties fo:break-before="auto" style:column-width="2.35479166666667cm"/>
    </style:style>
    <style:style style:name="co16" style:family="table-column">
      <style:table-column-properties fo:break-before="auto" style:column-width="1.693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26.25pt" style:use-optimal-row-height="tru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3.5pt" style:use-optimal-row-height="true" fo:break-before="auto"/>
    </style:style>
    <style:style style:name="ro11" style:family="table-row">
      <style:table-row-properties style:row-height="12.75pt" style:use-optimal-row-height="true" fo:break-before="auto"/>
    </style:style>
    <style:style style:name="ro12" style:family="table-row">
      <style:table-row-properties style:row-height="21pt" style:use-optimal-row-height="true" fo:break-before="auto"/>
    </style:style>
    <style:style style:name="ro13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.01969in" fo:padding-right="0in" draw:textarea-vertical-align="middle" draw:textarea-horizontal-align="center" draw:fill="gradient" draw:fill-gradient-name="a4" draw:stroke="solid" svg:stroke-width="0.01024in" svg:stroke-color="#7d60a0" svg:stroke-opacity="100%" draw:stroke-linejoin="miter" svg:stroke-linecap="butt" draw:shadow="visible" draw:shadow-offset-x="0in" draw:shadow-offset-y="0.02205in" draw:shadow-color="#000000" draw:shadow-opacity="38.034%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number-columns-repeated="1011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68">
            <text:p>LINKOTEL S.A.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table:number-columns-spanned="2" table:number-rows-spanned="1" table:style-name="ce69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68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70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68">
            <text:p>Propiedades y Equipos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9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68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table:number-columns-spanned="2" table:number-rows-spanned="1" table:style-name="ce69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68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9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table:number-columns-spanned="11" table:number-rows-spanned="1" table:style-name="ce71"/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72">
            <text:p>Código</text:p>
          </table:table-cell>
          <table:table-cell office:value-type="string" table:number-columns-spanned="1" table:number-rows-spanned="2" table:style-name="ce73">
            <text:p>Cuenta</text:p>
          </table:table-cell>
          <table:table-cell office:value-type="string" table:number-columns-spanned="1" table:number-rows-spanned="2" table:style-name="ce73">
            <text:p>Referencia</text:p>
          </table:table-cell>
          <table:table-cell office:value-type="string" table:style-name="ce6">
            <text:p>Saldos contables al</text:p>
          </table:table-cell>
          <table:table-cell office:value-type="string" table:number-columns-spanned="2" table:number-rows-spanned="1" table:style-name="ce74">
            <text:p>Movimientos</text:p>
          </table:table-cell>
          <table:covered-table-cell/>
          <table:table-cell office:value-type="string" table:style-name="ce7">
            <text:p>Saldos auditados al</text:p>
          </table:table-cell>
          <table:table-cell office:value-type="string" table:number-columns-spanned="1" table:number-rows-spanned="2" table:style-name="ce72">
            <text:p>Código</text:p>
          </table:table-cell>
          <table:table-cell office:value-type="string" table:number-columns-spanned="1" table:number-rows-spanned="2" table:style-name="ce73">
            <text:p>Cuenta</text:p>
          </table:table-cell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75">
            <text:p>Variación</text:p>
          </table:table-cell>
          <table:table-cell table:number-columns-repeated="50" table:style-name="ce4"/>
          <table:table-cell table:number-columns-repeated="16323" table:style-name="ce8"/>
        </table:table-row>
        <table:table-row table:style-name="ro1">
          <table:covered-table-cell/>
          <table:covered-table-cell/>
          <table:covered-table-cell/>
          <table:table-cell office:value-type="date" office:date-value="2021-08-31T00:00:00" table:style-name="ce9">
            <text:p>31-ago-21</text:p>
          </table:table-cell>
          <table:table-cell office:value-type="string" table:style-name="ce9">
            <text:p>Débitos</text:p>
          </table:table-cell>
          <table:table-cell office:value-type="string" table:style-name="ce9">
            <text:p>Créditos</text:p>
          </table:table-cell>
          <table:table-cell office:value-type="date" office:date-value="2021-12-31T00:00:00" table:style-name="ce9">
            <text:p>31-dic-21</text:p>
          </table:table-cell>
          <table:covered-table-cell/>
          <table:covered-table-cell/>
          <table:table-cell office:value-type="date" office:date-value="2020-12-31T00:00:00" table:style-name="ce9">
            <text:p>31-dic-20</text:p>
          </table:table-cell>
          <table:covered-table-cell/>
          <table:table-cell table:number-columns-repeated="50" table:style-name="ce4"/>
          <table:table-cell table:number-columns-repeated="16323" table:style-name="ce8"/>
        </table:table-row>
        <table:table-row table:style-name="ro1"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3"/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0"/>
          <table:table-cell office:value-type="string" table:style-name="ce21">
            <text:p>PROPIEDAD, PLANTA Y EQUIPO</text:p>
          </table:table-cell>
          <table:table-cell table:style-name="ce22"/>
          <table:table-cell table:style-name="ce23"/>
          <table:table-cell table:style-name="ce24"/>
          <table:table-cell table:style-name="ce25"/>
          <table:table-cell office:value-type="float" office:value="0" table:formula="of:=[.D10]+[.E10]-[.F10]" table:style-name="ce26">
            <text:p>0</text:p>
          </table:table-cell>
          <table:table-cell table:style-name="ce20"/>
          <table:table-cell office:value-type="string" table:style-name="ce21">
            <text:p>PROPIEDAD, PLANTA Y EQUIPO</text:p>
          </table:table-cell>
          <table:table-cell table:style-name="ce27"/>
          <table:table-cell table:style-name="ce28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1.2.01.02</text:p>
          </table:table-cell>
          <table:table-cell office:value-type="string" table:style-name="ce29">
            <text:p>Vehículos</text:p>
          </table:table-cell>
          <table:table-cell table:style-name="ce30"/>
          <table:table-cell office:value-type="float" office:value="15000" table:style-name="ce25">
            <text:p>15.00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5000" table:formula="of:=[.D11]+[.E11]-[.F11]" table:style-name="ce26">
            <text:p>15.000</text:p>
          </table:table-cell>
          <table:table-cell office:value-type="string" table:style-name="ce20">
            <text:p>1.2.01.02</text:p>
          </table:table-cell>
          <table:table-cell office:value-type="string" table:style-name="ce29">
            <text:p>Vehículos</text:p>
          </table:table-cell>
          <table:table-cell office:value-type="float" office:value="15000" table:style-name="ce25">
            <text:p>15.000</text:p>
          </table:table-cell>
          <table:table-cell office:value-type="float" office:value="0" table:formula="of:=+[.G11]-[.J11]" table:style-name="ce28">
            <text:p>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1.2.01.03</text:p>
          </table:table-cell>
          <table:table-cell office:value-type="string" table:style-name="ce29">
            <text:p>Equipo de Computación</text:p>
          </table:table-cell>
          <table:table-cell table:style-name="ce30"/>
          <table:table-cell office:value-type="float" office:value="143209.23000000001" table:style-name="ce25">
            <text:p>143.209</text:p>
          </table:table-cell>
          <table:table-cell office:value-type="float" office:value="1018.97" table:style-name="ce24">
            <text:p>1.019</text:p>
          </table:table-cell>
          <table:table-cell office:value-type="float" office:value="2618.31" table:style-name="ce25">
            <text:p>2.618</text:p>
          </table:table-cell>
          <table:table-cell office:value-type="float" office:value="141609.89000000001" table:formula="of:=[.D12]+[.E12]-[.F12]" table:style-name="ce26">
            <text:p>141.610</text:p>
          </table:table-cell>
          <table:table-cell office:value-type="string" table:style-name="ce20">
            <text:p>1.2.01.03</text:p>
          </table:table-cell>
          <table:table-cell office:value-type="string" table:style-name="ce29">
            <text:p>Equipo de Computación</text:p>
          </table:table-cell>
          <table:table-cell office:value-type="float" office:value="125552.68" table:style-name="ce25">
            <text:p>125.553</text:p>
          </table:table-cell>
          <table:table-cell office:value-type="float" office:value="16057.210000000021" table:formula="of:=+[.G12]-[.J12]" table:style-name="ce28">
            <text:p>16.057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1.2.01.04</text:p>
          </table:table-cell>
          <table:table-cell office:value-type="string" table:style-name="ce29">
            <text:p>Equipo de Telecomunicaciones</text:p>
          </table:table-cell>
          <table:table-cell table:style-name="ce30"/>
          <table:table-cell office:value-type="float" office:value="271292.75" table:style-name="ce25">
            <text:p>271.293</text:p>
          </table:table-cell>
          <table:table-cell office:value-type="float" office:value="0" table:style-name="ce24">
            <text:p>0</text:p>
          </table:table-cell>
          <table:table-cell office:value-type="float" office:value="7639.78" table:style-name="ce25">
            <text:p>7.640</text:p>
          </table:table-cell>
          <table:table-cell office:value-type="float" office:value="263652.96999999997" table:formula="of:=[.D13]+[.E13]-[.F13]" table:style-name="ce26">
            <text:p>263.653</text:p>
          </table:table-cell>
          <table:table-cell office:value-type="string" table:style-name="ce20">
            <text:p>1.2.01.04</text:p>
          </table:table-cell>
          <table:table-cell office:value-type="string" table:style-name="ce29">
            <text:p>Equipo de Telecomunicaciones</text:p>
          </table:table-cell>
          <table:table-cell office:value-type="float" office:value="260911.55" table:style-name="ce25">
            <text:p>260.912</text:p>
          </table:table-cell>
          <table:table-cell office:value-type="float" office:value="2741.4199999999837" table:formula="of:=+[.G13]-[.J13]" table:style-name="ce28">
            <text:p>2.741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1.2.01.05</text:p>
          </table:table-cell>
          <table:table-cell office:value-type="string" table:style-name="ce29">
            <text:p>Edificio e Instalaciones</text:p>
          </table:table-cell>
          <table:table-cell table:style-name="ce30"/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D14]+[.E14]-[.F14]" table:style-name="ce26">
            <text:p>0</text:p>
          </table:table-cell>
          <table:table-cell office:value-type="string" table:style-name="ce20">
            <text:p>1.2.01.05</text:p>
          </table:table-cell>
          <table:table-cell office:value-type="string" table:style-name="ce29">
            <text:p>Edificio e Instalaciones</text:p>
          </table:table-cell>
          <table:table-cell office:value-type="float" office:value="53497.51" table:style-name="ce25">
            <text:p>53.498</text:p>
          </table:table-cell>
          <table:table-cell office:value-type="float" office:value="-53497.51" table:formula="of:=+[.G14]-[.J14]" table:style-name="ce28">
            <text:p>-53.498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1.2.01.07</text:p>
          </table:table-cell>
          <table:table-cell office:value-type="string" table:style-name="ce29">
            <text:p>Redes</text:p>
          </table:table-cell>
          <table:table-cell table:style-name="ce30"/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D15]+[.E15]-[.F15]" table:style-name="ce26">
            <text:p>0</text:p>
          </table:table-cell>
          <table:table-cell office:value-type="string" table:style-name="ce20">
            <text:p>1.2.01.07</text:p>
          </table:table-cell>
          <table:table-cell office:value-type="string" table:style-name="ce29">
            <text:p>Redes</text:p>
          </table:table-cell>
          <table:table-cell office:value-type="float" office:value="168707.07" table:style-name="ce25">
            <text:p>168.707</text:p>
          </table:table-cell>
          <table:table-cell office:value-type="float" office:value="-168707.07" table:formula="of:=+[.G15]-[.J15]" table:style-name="ce28">
            <text:p>-168.707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1.2.01.06</text:p>
          </table:table-cell>
          <table:table-cell office:value-type="string" table:style-name="ce29">
            <text:p>Software</text:p>
          </table:table-cell>
          <table:table-cell table:style-name="ce30"/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D16]+[.E16]-[.F16]" table:style-name="ce26">
            <text:p>0</text:p>
          </table:table-cell>
          <table:table-cell office:value-type="string" table:style-name="ce20">
            <text:p>1.2.01.06</text:p>
          </table:table-cell>
          <table:table-cell office:value-type="string" table:style-name="ce29">
            <text:p>Software</text:p>
          </table:table-cell>
          <table:table-cell office:value-type="float" office:value="76828.149999999994" table:style-name="ce25">
            <text:p>76.828</text:p>
          </table:table-cell>
          <table:table-cell office:value-type="float" office:value="-76828.149999999994" table:formula="of:=+[.G16]-[.J16]" table:style-name="ce28">
            <text:p>-76.828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1.2.01.09</text:p>
          </table:table-cell>
          <table:table-cell office:value-type="string" table:style-name="ce29">
            <text:p>Otros Activos Fijos</text:p>
          </table:table-cell>
          <table:table-cell table:style-name="ce30"/>
          <table:table-cell office:value-type="float" office:value="34330.82" table:style-name="ce25">
            <text:p>34.331</text:p>
          </table:table-cell>
          <table:table-cell office:value-type="float" office:value="549.99" table:style-name="ce24">
            <text:p>550</text:p>
          </table:table-cell>
          <table:table-cell office:value-type="float" office:value="0" table:style-name="ce25">
            <text:p>0</text:p>
          </table:table-cell>
          <table:table-cell office:value-type="float" office:value="34880.81" table:formula="of:=[.D17]+[.E17]-[.F17]" table:style-name="ce26">
            <text:p>34.881</text:p>
          </table:table-cell>
          <table:table-cell office:value-type="string" table:style-name="ce20">
            <text:p>1.2.01.09</text:p>
          </table:table-cell>
          <table:table-cell office:value-type="string" table:style-name="ce29">
            <text:p>Otros Activos Fijos</text:p>
          </table:table-cell>
          <table:table-cell office:value-type="float" office:value="32440.74" table:style-name="ce25">
            <text:p>32.441</text:p>
          </table:table-cell>
          <table:table-cell office:value-type="float" office:value="2440.0699999999961" table:formula="of:=+[.G17]-[.J17]" table:style-name="ce28">
            <text:p>2.44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0"/>
          <table:table-cell table:style-name="ce29"/>
          <table:table-cell table:style-name="ce30"/>
          <table:table-cell table:style-name="ce25"/>
          <table:table-cell table:style-name="ce24"/>
          <table:table-cell table:style-name="ce25"/>
          <table:table-cell table:style-name="ce26"/>
          <table:table-cell table:style-name="ce20"/>
          <table:table-cell table:style-name="ce29"/>
          <table:table-cell table:style-name="ce25"/>
          <table:table-cell table:style-name="ce28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1.2.02</text:p>
          </table:table-cell>
          <table:table-cell office:value-type="string" table:style-name="ce31">
            <text:p>Depreciación acumulada</text:p>
          </table:table-cell>
          <table:table-cell table:style-name="ce30"/>
          <table:table-cell office:value-type="float" office:value="-212749.01" table:style-name="ce25">
            <text:p>-212.749</text:p>
          </table:table-cell>
          <table:table-cell office:value-type="float" office:value="0" table:style-name="ce24">
            <text:p>0</text:p>
          </table:table-cell>
          <table:table-cell office:value-type="float" office:value="29093.96" table:style-name="ce25">
            <text:p>29.094</text:p>
          </table:table-cell>
          <table:table-cell office:value-type="float" office:value="-241842.97" table:formula="of:=[.D19]+[.E19]-[.F19]" table:style-name="ce26">
            <text:p>-241.843</text:p>
          </table:table-cell>
          <table:table-cell office:value-type="string" table:style-name="ce20">
            <text:p>1.2.02</text:p>
          </table:table-cell>
          <table:table-cell office:value-type="string" table:style-name="ce31">
            <text:p>Depreciación acumulada</text:p>
          </table:table-cell>
          <table:table-cell office:value-type="float" office:value="-512457.26" table:style-name="ce25">
            <text:p>-512.457</text:p>
          </table:table-cell>
          <table:table-cell office:value-type="float" office:value="270614.29000000004" table:formula="of:=+[.G19]-[.J19]" table:style-name="ce28">
            <text:p>270.614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32"/>
          <table:table-cell table:number-columns-repeated="2" table:style-name="ce33"/>
          <table:table-cell table:number-columns-repeated="3" table:style-name="ce34"/>
          <table:table-cell table:style-name="ce35"/>
          <table:table-cell table:style-name="ce36"/>
          <table:table-cell table:style-name="ce37"/>
          <table:table-cell table:style-name="ce38"/>
          <table:table-cell table:style-name="ce39"/>
          <table:table-cell table:number-columns-repeated="50" table:style-name="ce4"/>
          <table:table-cell table:number-columns-repeated="16323"/>
        </table:table-row>
        <table:table-row table:style-name="ro3">
          <table:table-cell table:style-name="ce40"/>
          <table:table-cell office:value-type="string" table:style-name="ce41">
            <text:p>Total</text:p>
          </table:table-cell>
          <table:table-cell table:style-name="ce41"/>
          <table:table-cell office:value-type="float" office:value="251083.78999999998" table:formula="of:=SUM([.D9:.D20])" table:style-name="ce42">
            <text:p>251.084</text:p>
          </table:table-cell>
          <table:table-cell office:value-type="float" office:value="1568.96" table:formula="of:=SUM([.E9:.E20])" table:style-name="ce42">
            <text:p>1.569</text:p>
          </table:table-cell>
          <table:table-cell office:value-type="float" office:value="39352.050000000003" table:formula="of:=SUM([.F9:.F20])" table:style-name="ce42">
            <text:p>39.352</text:p>
          </table:table-cell>
          <table:table-cell office:value-type="float" office:value="213300.69999999998" table:formula="of:=SUM([.G9:.G20])" table:style-name="ce42">
            <text:p>213.301</text:p>
          </table:table-cell>
          <table:table-cell table:number-columns-repeated="2" table:style-name="ce40"/>
          <table:table-cell office:value-type="float" office:value="220480.44000000006" table:formula="of:=SUM([.J9:.J20])" table:style-name="ce42">
            <text:p>220.480</text:p>
          </table:table-cell>
          <table:table-cell office:value-type="float" office:value="-7179.7399999999325" table:formula="of:=SUM([.K9:.K20])" table:style-name="ce43">
            <text:p>-7.180</text:p>
          </table:table-cell>
          <table:table-cell table:style-name="ce44"/>
          <table:table-cell table:number-columns-repeated="16372" table:style-name="ce45"/>
        </table:table-row>
        <table:table-row table:style-name="ro1">
          <table:table-cell table:number-columns-repeated="12" table:style-name="ce5"/>
          <table:table-cell table:number-columns-repeated="16372" table:style-name="ce1"/>
        </table:table-row>
        <table:table-row table:style-name="ro1">
          <table:table-cell table:style-name="ce5"/>
          <table:table-cell table:number-columns-repeated="2" table:style-name="ce46"/>
          <table:table-cell office:value-type="string" table:style-name="ce47">
            <text:p>Saldo al</text:p>
          </table:table-cell>
          <table:table-cell office:value-type="string" table:style-name="ce48">
            <text:p>Saldo al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49">
            <text:p>Nota a los estados financieros:</text:p>
          </table:table-cell>
          <table:table-cell table:style-name="ce49"/>
          <table:table-cell office:value-type="date" office:date-value="2021-12-31T00:00:00" table:style-name="ce50">
            <text:p>31/12/2021</text:p>
          </table:table-cell>
          <table:table-cell office:value-type="date" office:date-value="2020-12-31T00:00:00" table:style-name="ce51">
            <text:p>31/12/2020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table:number-columns-repeated="2" table:style-name="ce52"/>
          <table:table-cell table:style-name="ce53"/>
          <table:table-cell table:style-name="ce54"/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5">
            <text:p>Clasificación:</text:p>
          </table:table-cell>
          <table:table-cell table:style-name="ce56"/>
          <table:table-cell table:number-columns-repeated="2" table:style-name="ce57"/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8">
            <text:p>Equipos de Telecomunicaciones</text:p>
          </table:table-cell>
          <table:table-cell table:style-name="ce56"/>
          <table:table-cell office:value-type="float" office:value="263652.96999999997" table:formula="of:=[.G13]" table:style-name="ce57">
            <text:p>263.653</text:p>
          </table:table-cell>
          <table:table-cell office:value-type="float" office:value="260911.55" table:formula="of:=[.J13]" table:style-name="ce57">
            <text:p>260.912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8">
            <text:p>Equipos de Cómputo</text:p>
          </table:table-cell>
          <table:table-cell table:style-name="ce56"/>
          <table:table-cell office:value-type="float" office:value="141609.89000000001" table:formula="of:=[.G12]" table:style-name="ce57">
            <text:p>141.610</text:p>
          </table:table-cell>
          <table:table-cell office:value-type="float" office:value="125552.68" table:formula="of:=[.J12]" table:style-name="ce57">
            <text:p>125.553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8">
            <text:p>Vehículos</text:p>
          </table:table-cell>
          <table:table-cell table:style-name="ce56"/>
          <table:table-cell office:value-type="float" office:value="15000" table:formula="of:=[.G11]" table:style-name="ce57">
            <text:p>15.000</text:p>
          </table:table-cell>
          <table:table-cell office:value-type="float" office:value="15000" table:formula="of:=[.J11]" table:style-name="ce57">
            <text:p>15.000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8">
            <text:p>Otros Activos Fijos</text:p>
          </table:table-cell>
          <table:table-cell table:style-name="ce56"/>
          <table:table-cell office:value-type="float" office:value="34880.81" table:formula="of:=SUM([.G14:.G17])" table:style-name="ce57">
            <text:p>34.881</text:p>
          </table:table-cell>
          <table:table-cell office:value-type="float" office:value="331473.46999999997" table:formula="of:=SUM([.J14:.J17])" table:style-name="ce57">
            <text:p>331.473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table:number-columns-repeated="2" table:style-name="ce56"/>
          <table:table-cell table:number-columns-repeated="2" table:style-name="ce57"/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6">
            <text:p>Depreciación Acumulada</text:p>
          </table:table-cell>
          <table:table-cell table:style-name="ce56"/>
          <table:table-cell office:value-type="float" office:value="-241842.97" table:formula="of:=[.G19]" table:style-name="ce57">
            <text:p>-241.843</text:p>
          </table:table-cell>
          <table:table-cell office:value-type="float" office:value="-512457.26" table:formula="of:=[.J19]" table:style-name="ce57">
            <text:p>-512.457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table:number-columns-repeated="2" table:style-name="ce56"/>
          <table:table-cell table:number-columns-repeated="2" table:style-name="ce59"/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60">
            <text:p>Total</text:p>
          </table:table-cell>
          <table:table-cell table:style-name="ce61"/>
          <table:table-cell office:value-type="float" office:value="213300.69999999998" table:formula="of:=+SUM([.D26:.D33])" table:style-name="ce42">
            <text:p>213.301</text:p>
          </table:table-cell>
          <table:table-cell office:value-type="float" office:value="220480.43999999994" table:formula="of:=+SUM([.E26:.E33])" table:style-name="ce42">
            <text:p>220.480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number-columns-repeated="12" table:style-name="ce5"/>
          <table:table-cell table:number-columns-repeated="16372"/>
        </table:table-row>
        <table:table-row table:style-name="ro1">
          <table:table-cell office:value-type="string" table:style-name="ce62">
            <text:p>Fuente:</text:p>
          </table:table-cell>
          <table:table-cell table:number-columns-repeated="9" table:style-name="ce63"/>
          <table:table-cell table:style-name="ce64"/>
          <table:table-cell table:style-name="ce5"/>
          <table:table-cell table:number-columns-repeated="16372"/>
        </table:table-row>
        <table:table-row table:style-name="ro1">
          <table:table-cell office:value-type="string" table:style-name="ce65">
            <text:p>Estados Financieros de la compañía proporcionado por el cliente y mayores generales, para el año corriente</text:p>
          </table:table-cell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style-name="ro1">
          <table:table-cell office:value-type="string" table:style-name="ce65">
            <text:p>Nuestros papeles de trabajo y balance de comprobación del 2020 para el año anterior.</text:p>
          </table:table-cell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style-name="ro1">
          <table:table-cell table:style-name="ce65"/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style-name="ro1">
          <table:table-cell office:value-type="string" table:style-name="ce67">
            <text:p>Trabajo realizado:</text:p>
          </table:table-cell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number-rows-repeated="3" table:style-name="ro1">
          <table:table-cell table:style-name="ce65"/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style-name="ro1">
          <table:table-cell office:value-type="string" table:style-name="ce67">
            <text:p>Conclusiones:</text:p>
          </table:table-cell>
          <table:table-cell table:number-columns-repeated="9" table:style-name="ce5"/>
          <table:table-cell table:style-name="ce66"/>
          <table:table-cell table:style-name="ce5"/>
          <table:table-cell table:number-columns-repeated="16372"/>
        </table:table-row>
        <table:table-row table:number-rows-repeated="3" table:style-name="ro1">
          <table:table-cell table:number-columns-repeated="10" table:style-name="ce5"/>
          <table:table-cell table:style-name="ce66"/>
          <table:table-cell table:style-name="ce5"/>
          <table:table-cell table:number-columns-repeated="16372"/>
        </table:table-row>
        <table:table-row table:number-rows-repeated="4" table:style-name="ro1">
          <table:table-cell table:number-columns-repeated="12" table:style-name="ce5"/>
          <table:table-cell table:number-columns-repeated="16372"/>
        </table:table-row>
        <table:table-row table:number-rows-repeated="1048525" table:style-name="ro4">
          <table:table-cell table:number-columns-repeated="16384"/>
        </table:table-row>
      </table:table>
      <table:table table:name="Movimiento" table:style-name="ta2">
        <table:table-column table:style-name="co9" table:default-cell-style-name="ce127"/>
        <table:table-column table:style-name="co10" table:default-cell-style-name="ce190"/>
        <table:table-column table:style-name="co11" table:default-cell-style-name="ce190"/>
        <table:table-column table:style-name="co12" table:default-cell-style-name="ce127" table:visibility="collapse"/>
        <table:table-column table:style-name="co13" table:default-cell-style-name="ce127" table:visibility="collapse"/>
        <table:table-column table:style-name="co14" table:default-cell-style-name="ce127" table:visibility="collapse"/>
        <table:table-column table:style-name="co14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2" table:default-cell-style-name="ce127"/>
        <table:table-column table:style-name="co15" table:default-cell-style-name="ce127"/>
        <table:table-column table:style-name="co12" table:default-cell-style-name="ce127"/>
        <table:table-column table:style-name="co16" table:number-columns-repeated="247" table:default-cell-style-name="ce127"/>
        <table:table-row table:style-name="ro5">
          <table:table-cell office:value-type="string" office:string-value="LINKOTEL S.A." table:formula="of:=['file:///D:/Users/Dara%20Macias/Desktop/Linkotel,%20papeles%20de%20trabajo%20auditoria%202020.xls'#'BG-A'.$A$2]" table:number-columns-spanned="6" table:number-rows-spanned="1" table:style-name="ce114">
            <text:p>LINKOTEL S.A.</text:p>
          </table:table-cell>
          <table:covered-table-cell table:number-columns-repeated="5"/>
          <table:table-cell table:style-name="ce115"/>
          <table:table-cell office:value-type="string" table:style-name="ce116">
            <text:p>Ref.:<text:s/></text:p>
          </table:table-cell>
          <table:table-cell table:style-name="ce117"/>
          <table:table-cell table:number-columns-repeated="16375" table:style-name="ce118"/>
        </table:table-row>
        <table:table-row table:style-name="ro5">
          <table:table-cell office:value-type="string" table:number-columns-spanned="6" table:number-rows-spanned="1" table:style-name="ce114">
            <text:p>ACTIVO</text:p>
          </table:table-cell>
          <table:covered-table-cell table:number-columns-repeated="5"/>
          <table:table-cell table:style-name="ce115"/>
          <table:table-cell office:value-type="string" table:style-name="ce116">
            <text:p>Elaboró:</text:p>
          </table:table-cell>
          <table:table-cell table:style-name="ce117"/>
          <table:table-cell table:number-columns-repeated="16375" table:style-name="ce118"/>
        </table:table-row>
        <table:table-row table:style-name="ro5">
          <table:table-cell office:value-type="string" table:number-columns-spanned="6" table:number-rows-spanned="1" table:style-name="ce114">
            <text:p>MOVIMIENTO DEL ACTIVO FIJO</text:p>
          </table:table-cell>
          <table:covered-table-cell table:number-columns-repeated="5"/>
          <table:table-cell table:style-name="ce115"/>
          <table:table-cell office:value-type="string" table:style-name="ce116">
            <text:p>Supervisó:</text:p>
          </table:table-cell>
          <table:table-cell table:style-name="ce117"/>
          <table:table-cell table:number-columns-repeated="16375" table:style-name="ce118"/>
        </table:table-row>
        <table:table-row table:style-name="ro6">
          <table:table-cell office:value-type="string" table:number-columns-spanned="6" table:number-rows-spanned="1" table:style-name="ce193">
            <text:p>AUDITORIA AL 31/12/2021</text:p>
          </table:table-cell>
          <table:covered-table-cell table:number-columns-repeated="5"/>
          <table:table-cell table:style-name="ce115"/>
          <table:table-cell office:value-type="string" table:style-name="ce118">
            <text:p>Aprobó:<text:s/></text:p>
          </table:table-cell>
          <table:table-cell table:style-name="ce117"/>
          <table:table-cell table:number-columns-repeated="16375" table:style-name="ce118"/>
        </table:table-row>
        <table:table-row table:style-name="ro7">
          <table:table-cell table:style-name="ce119"/>
          <table:table-cell office:value-type="string" table:style-name="ce120">
            <text:p>Equipo de Computacion</text:p>
          </table:table-cell>
          <table:table-cell office:value-type="string" table:style-name="ce120">
            <text:p>Equipo de Telecomunicaciones</text:p>
          </table:table-cell>
          <table:table-cell office:value-type="string" table:style-name="ce120">
            <text:p>Edificio e Instalaciones</text:p>
          </table:table-cell>
          <table:table-cell office:value-type="string" table:style-name="ce120">
            <text:p>Redes</text:p>
          </table:table-cell>
          <table:table-cell office:value-type="string" table:style-name="ce121">
            <text:p>Software</text:p>
          </table:table-cell>
          <table:table-cell office:value-type="string" table:style-name="ce121">
            <text:p>Vehiculos</text:p>
          </table:table-cell>
          <table:table-cell office:value-type="string" table:style-name="ce120">
            <text:p>Otros Activos Fijos</text:p>
          </table:table-cell>
          <table:table-cell office:value-type="string" table:style-name="ce122">
            <text:p>Total</text:p>
          </table:table-cell>
          <table:table-cell table:number-columns-repeated="16375" table:style-name="ce123"/>
        </table:table-row>
        <table:table-row table:style-name="ro8">
          <table:table-cell office:value-type="string" table:style-name="ce124">
            <text:p>Costo</text:p>
          </table:table-cell>
          <table:table-cell table:number-columns-repeated="7" table:style-name="ce125"/>
          <table:table-cell table:style-name="ce126"/>
          <table:table-cell table:number-columns-repeated="16375" table:style-name="ce127"/>
        </table:table-row>
        <table:table-row table:style-name="ro8">
          <table:table-cell office:value-type="string" table:style-name="ce134">
            <text:p>Saldos diciembre 31, 2020</text:p>
          </table:table-cell>
          <table:table-cell office:value-type="float" office:value="125552" table:style-name="ce135">
            <text:p>125.552</text:p>
          </table:table-cell>
          <table:table-cell office:value-type="float" office:value="260911.55" table:style-name="ce135">
            <text:p>260.912</text:p>
          </table:table-cell>
          <table:table-cell table:number-columns-repeated="3" table:style-name="ce135"/>
          <table:table-cell office:value-type="float" office:value="15000" table:style-name="ce135">
            <text:p>15.000</text:p>
          </table:table-cell>
          <table:table-cell office:value-type="float" office:value="32440.74" table:style-name="ce135">
            <text:p>32.441</text:p>
          </table:table-cell>
          <table:table-cell office:value-type="float" office:value="433904.29" table:formula="of:=SUM([.B7:.H7])" table:style-name="ce136">
            <text:p>433.904</text:p>
          </table:table-cell>
          <table:table-cell table:number-columns-repeated="16375" table:style-name="ce127"/>
        </table:table-row>
        <table:table-row table:style-name="ro8">
          <table:table-cell table:style-name="ce137"/>
          <table:table-cell table:number-columns-repeated="7" table:style-name="ce129"/>
          <table:table-cell table:style-name="ce138"/>
          <table:table-cell table:number-columns-repeated="16375" table:style-name="ce127"/>
        </table:table-row>
        <table:table-row table:style-name="ro8">
          <table:table-cell office:value-type="string" table:style-name="ce128">
            <text:p>Adquisiciones</text:p>
          </table:table-cell>
          <table:table-cell office:value-type="float" office:value="19435.52" table:formula="of:=SUM(['Mayor_en-ag'.I26:.I42])+['Mayor_sep-dic'.I25]+['Mayor_sep-dic'.I29]" table:style-name="ce139">
            <text:p>19.436</text:p>
          </table:table-cell>
          <table:table-cell office:value-type="float" office:value="10381.200000000001" table:formula="of:=SUM(['Mayor_en-ag'.I49:.I58])" table:style-name="ce139">
            <text:p>10.381</text:p>
          </table:table-cell>
          <table:table-cell office:value-type="float" office:value="0" table:formula="of:=+['file:///D:/Users/Dara%20Macias/Desktop/Linkotel,%20papeles%20de%20trabajo%20auditoria%202020.xls'#'A-6-1-1'.G33]" table:style-name="ce131">
            <text:p>0</text:p>
          </table:table-cell>
          <table:table-cell office:value-type="float" office:value="0" table:style-name="ce131">
            <text:p>0</text:p>
          </table:table-cell>
          <table:table-cell office:value-type="float" office:value="0" table:style-name="ce139">
            <text:p>0</text:p>
          </table:table-cell>
          <table:table-cell office:value-type="float" office:value="0" table:style-name="ce139">
            <text:p>0</text:p>
          </table:table-cell>
          <table:table-cell office:value-type="float" office:value="2440.0699999999997" table:formula="of:=SUM(['Mayor_en-ag'.I65:.I67])+['Mayor_sep-dic'.I46]" table:style-name="ce131">
            <text:p>2.440</text:p>
          </table:table-cell>
          <table:table-cell office:value-type="float" office:value="32256.79" table:formula="of:=SUM([.B9:.H9])" table:style-name="ce130">
            <text:p>32.257</text:p>
          </table:table-cell>
          <table:table-cell table:number-columns-repeated="16375" table:style-name="ce127"/>
        </table:table-row>
        <table:table-row table:style-name="ro8">
          <table:table-cell office:value-type="string" table:style-name="ce128">
            <text:p>Ventas/bajas</text:p>
          </table:table-cell>
          <table:table-cell office:value-type="float" office:value="-3378.31" table:formula="of:=-['Mayor_en-ag'.J25]-['Mayor_sep-dic'.J26]-['Mayor_sep-dic'.J27]-['Mayor_sep-dic'.J28]" table:style-name="ce132">
            <text:p>3.378</text:p>
          </table:table-cell>
          <table:table-cell office:value-type="float" office:value="-7639.78" table:formula="of:=-SUM(['Mayor_sep-dic'.J36:.J39])" table:style-name="ce132">
            <text:p>7.640</text:p>
          </table:table-cell>
          <table:table-cell office:value-type="float" office:value="0" table:style-name="ce140">
            <text:p>0</text:p>
          </table:table-cell>
          <table:table-cell office:value-type="float" office:value="0" table:style-name="ce140">
            <text:p>0</text:p>
          </table:table-cell>
          <table:table-cell office:value-type="float" office:value="0" table:style-name="ce132">
            <text:p>0</text:p>
          </table:table-cell>
          <table:table-cell office:value-type="float" office:value="0" table:style-name="ce132">
            <text:p>0</text:p>
          </table:table-cell>
          <table:table-cell office:value-type="float" office:value="0" table:style-name="ce132">
            <text:p>0</text:p>
          </table:table-cell>
          <table:table-cell office:value-type="float" office:value="-11018.09" table:formula="of:=SUM([.B10:.H10])" table:style-name="ce141">
            <text:p>11.018</text:p>
          </table:table-cell>
          <table:table-cell table:number-columns-repeated="16375" table:style-name="ce127"/>
        </table:table-row>
        <table:table-row table:style-name="ro8">
          <table:table-cell office:value-type="string" table:style-name="ce142">
            <text:p>Saldos diciembre 31, 2021</text:p>
          </table:table-cell>
          <table:table-cell office:value-type="float" office:value="141609.21" table:formula="of:=SUM([.B7:.B10])" table:style-name="ce143">
            <text:p>141.609</text:p>
          </table:table-cell>
          <table:table-cell office:value-type="float" office:value="263652.96999999997" table:formula="of:=SUM([.C7:.C10])" table:style-name="ce143">
            <text:p>263.653</text:p>
          </table:table-cell>
          <table:table-cell office:value-type="float" office:value="0" table:formula="of:=SUM([.D7:.D10])" table:style-name="ce143">
            <text:p>0</text:p>
          </table:table-cell>
          <table:table-cell office:value-type="float" office:value="0" table:formula="of:=SUM([.E7:.E10])" table:style-name="ce143">
            <text:p>0</text:p>
          </table:table-cell>
          <table:table-cell office:value-type="float" office:value="0" table:formula="of:=SUM([.F7:.F10])" table:style-name="ce143">
            <text:p>0</text:p>
          </table:table-cell>
          <table:table-cell office:value-type="float" office:value="15000" table:formula="of:=SUM([.G7:.G10])" table:style-name="ce143">
            <text:p>15.000</text:p>
          </table:table-cell>
          <table:table-cell office:value-type="float" office:value="34880.81" table:formula="of:=SUM([.H7:.H10])" table:style-name="ce143">
            <text:p>34.881</text:p>
          </table:table-cell>
          <table:table-cell office:value-type="float" office:value="455142.98999999993" table:formula="of:=SUM([.I7:.I10])" table:style-name="ce144">
            <text:p>455.143</text:p>
          </table:table-cell>
          <table:table-cell table:number-columns-repeated="16375" table:style-name="ce127"/>
        </table:table-row>
        <table:table-row table:style-name="ro8">
          <table:table-cell table:style-name="ce145"/>
          <table:table-cell table:number-columns-repeated="7" table:style-name="ce146"/>
          <table:table-cell table:style-name="ce147"/>
          <table:table-cell table:number-columns-repeated="16375" table:style-name="ce127"/>
        </table:table-row>
        <table:table-row table:style-name="ro9">
          <table:table-cell table:style-name="ce119"/>
          <table:table-cell office:value-type="string" office:string-value="Equipo de Computacion" table:formula="of:=+[.B5]" table:style-name="ce148">
            <text:p>Equipo de Computacion</text:p>
          </table:table-cell>
          <table:table-cell office:value-type="string" office:string-value="Equipo de Telecomunicaciones" table:formula="of:=+[.C5]" table:style-name="ce148">
            <text:p>Equipo de Telecomunicaciones</text:p>
          </table:table-cell>
          <table:table-cell office:value-type="string" office:string-value="Edificio e Instalaciones" table:formula="of:=+[.D5]" table:style-name="ce148">
            <text:p>Edificio e Instalaciones</text:p>
          </table:table-cell>
          <table:table-cell office:value-type="string" office:string-value="Redes" table:formula="of:=+[.E5]" table:style-name="ce148">
            <text:p>Redes</text:p>
          </table:table-cell>
          <table:table-cell office:value-type="string" office:string-value="Software" table:formula="of:=+[.F5]" table:style-name="ce148">
            <text:p>Software</text:p>
          </table:table-cell>
          <table:table-cell office:value-type="string" table:style-name="ce121">
            <text:p>Vehiculos</text:p>
          </table:table-cell>
          <table:table-cell office:value-type="string" office:string-value="Otros Activos Fijos" table:formula="of:=+[.H5]" table:style-name="ce148">
            <text:p>Otros Activos Fijos</text:p>
          </table:table-cell>
          <table:table-cell office:value-type="string" table:style-name="ce149">
            <text:p>Total</text:p>
          </table:table-cell>
          <table:table-cell table:number-columns-repeated="16375" table:style-name="ce127"/>
        </table:table-row>
        <table:table-row table:style-name="ro8">
          <table:table-cell office:value-type="string" table:style-name="ce150">
            <text:p>Depreciación acumulada</text:p>
          </table:table-cell>
          <table:table-cell table:number-columns-repeated="7" table:style-name="ce125"/>
          <table:table-cell table:style-name="ce126"/>
          <table:table-cell table:number-columns-repeated="16375" table:style-name="ce127"/>
        </table:table-row>
        <table:table-row table:style-name="ro8">
          <table:table-cell office:value-type="string" table:style-name="ce134">
            <text:p>Saldos diciembre 31, 2020</text:p>
          </table:table-cell>
          <table:table-cell office:value-type="float" office:value="122032" table:style-name="ce135">
            <text:p>122.032</text:p>
          </table:table-cell>
          <table:table-cell office:value-type="float" office:value="64490" table:style-name="ce135">
            <text:p>64.490</text:p>
          </table:table-cell>
          <table:table-cell table:number-columns-repeated="3" table:style-name="ce135"/>
          <table:table-cell office:value-type="float" office:value="500" table:style-name="ce135">
            <text:p>500</text:p>
          </table:table-cell>
          <table:table-cell office:value-type="float" office:value="26403" table:style-name="ce135">
            <text:p>26.403</text:p>
          </table:table-cell>
          <table:table-cell office:value-type="float" office:value="213425" table:formula="of:=SUM([.B15:.H15])" table:style-name="ce136">
            <text:p>213.425</text:p>
          </table:table-cell>
          <table:table-cell table:number-columns-repeated="16375" table:style-name="ce127"/>
        </table:table-row>
        <table:table-row table:style-name="ro8">
          <table:table-cell table:style-name="ce137"/>
          <table:table-cell table:number-columns-repeated="7" table:style-name="ce129"/>
          <table:table-cell table:style-name="ce138"/>
          <table:table-cell table:style-name="ce191"/>
          <table:table-cell table:number-columns-repeated="16374"/>
        </table:table-row>
        <table:table-row table:style-name="ro8">
          <table:table-cell office:value-type="string" table:style-name="ce128">
            <text:p>Depreciación del año</text:p>
          </table:table-cell>
          <table:table-cell office:value-type="float" office:value="4516.4799999999996" table:formula="of:=+['Mayor_sep-dic'.H61]" table:style-name="ce146">
            <text:p>4.516</text:p>
          </table:table-cell>
          <table:table-cell office:value-type="float" office:value="21085.040000000001" table:formula="of:=+['Mayor_sep-dic'.H69]+84" table:style-name="ce146">
            <text:p>21.085</text:p>
          </table:table-cell>
          <table:table-cell table:number-columns-repeated="3" table:style-name="ce146"/>
          <table:table-cell office:value-type="float" office:value="3000" table:formula="of:=+['Mayor_sep-dic'.H54]" table:style-name="ce146">
            <text:p>3.000</text:p>
          </table:table-cell>
          <table:table-cell office:value-type="float" office:value="576.44000000000005" table:formula="of:=+['Mayor_sep-dic'.J75]" table:style-name="ce146">
            <text:p>576</text:p>
          </table:table-cell>
          <table:table-cell office:value-type="float" office:value="29177.96" table:formula="of:=SUM([.B17:.H17])" table:style-name="ce147">
            <text:p>29.178</text:p>
          </table:table-cell>
          <table:table-cell table:number-columns-repeated="16375" table:style-name="ce127"/>
        </table:table-row>
        <table:table-row table:style-name="ro8">
          <table:table-cell office:value-type="string" table:style-name="ce192">
            <text:p>Otros<text:s/></text:p>
          </table:table-cell>
          <table:table-cell table:style-name="ce146"/>
          <table:table-cell office:value-type="float" office:value="591" table:formula="of:=85491-84900" table:style-name="ce146">
            <text:p>591</text:p>
          </table:table-cell>
          <table:table-cell table:number-columns-repeated="5" table:style-name="ce146"/>
          <table:table-cell office:value-type="float" office:value="591" table:formula="of:=SUM([.B18:.H18])" table:style-name="ce147">
            <text:p>591</text:p>
          </table:table-cell>
          <table:table-cell table:number-columns-repeated="16375" table:style-name="ce127"/>
        </table:table-row>
        <table:table-row table:style-name="ro8">
          <table:table-cell office:value-type="string" table:style-name="ce152">
            <text:p><text:s text:c="3"/><text:span text:style-name="T1">Ventas/bajas</text:span></text:p>
          </table:table-cell>
          <table:table-cell office:value-type="float" office:value="-675" table:formula="of:=-126548+125873" table:style-name="ce132">
            <text:p>675</text:p>
          </table:table-cell>
          <table:table-cell office:value-type="float" office:value="-675.52" table:formula="of:=-['Mayor_en-ag'.I88]" table:style-name="ce132">
            <text:p>676</text:p>
          </table:table-cell>
          <table:table-cell table:number-columns-repeated="4" table:style-name="ce132"/>
          <table:table-cell table:style-name="ce151"/>
          <table:table-cell office:value-type="float" office:value="-1350.52" table:formula="of:=SUM([.B19:.H19])" table:style-name="ce133">
            <text:p>1.351</text:p>
          </table:table-cell>
          <table:table-cell table:number-columns-repeated="16375" table:style-name="ce152"/>
        </table:table-row>
        <table:table-row table:style-name="ro8">
          <table:table-cell office:value-type="string" table:style-name="ce142">
            <text:p>Saldos diciembre 31, 2021</text:p>
          </table:table-cell>
          <table:table-cell office:value-type="float" office:value="125873.48" table:formula="of:=SUM([.B15:.B19])" table:style-name="ce153">
            <text:p>125.873</text:p>
          </table:table-cell>
          <table:table-cell office:value-type="float" office:value="85490.52" table:formula="of:=SUM([.C15:.C19])" table:style-name="ce153">
            <text:p>85.491</text:p>
          </table:table-cell>
          <table:table-cell office:value-type="float" office:value="0" table:formula="of:=SUM([.D15:.D19])" table:style-name="ce154">
            <text:p>0</text:p>
          </table:table-cell>
          <table:table-cell office:value-type="float" office:value="0" table:formula="of:=SUM([.E15:.E19])" table:style-name="ce153">
            <text:p>0</text:p>
          </table:table-cell>
          <table:table-cell office:value-type="float" office:value="0" table:formula="of:=SUM([.F15:.F19])" table:style-name="ce154">
            <text:p>0</text:p>
          </table:table-cell>
          <table:table-cell office:value-type="float" office:value="3500" table:formula="of:=SUM([.G15:.G19])" table:style-name="ce154">
            <text:p>3.500</text:p>
          </table:table-cell>
          <table:table-cell office:value-type="float" office:value="26979.439999999999" table:formula="of:=SUM([.H15:.H19])" table:style-name="ce153">
            <text:p>26.979</text:p>
          </table:table-cell>
          <table:table-cell office:value-type="float" office:value="241843.44" table:formula="of:=SUM([.I15:.I19])" table:style-name="ce155">
            <text:p>241.843</text:p>
          </table:table-cell>
          <table:table-cell table:number-columns-repeated="16375" table:style-name="ce127"/>
        </table:table-row>
        <table:table-row table:style-name="ro10">
          <table:table-cell table:style-name="ce156"/>
          <table:table-cell table:number-columns-repeated="4" table:style-name="ce151"/>
          <table:table-cell table:number-columns-repeated="2" table:style-name="ce157"/>
          <table:table-cell table:style-name="ce151"/>
          <table:table-cell table:style-name="ce158"/>
          <table:table-cell table:number-columns-repeated="16375" table:style-name="ce127"/>
        </table:table-row>
        <table:table-row table:style-name="ro10">
          <table:table-cell office:value-type="string" table:style-name="ce159">
            <text:p>Saldos netos diciembre 31, 2021</text:p>
          </table:table-cell>
          <table:table-cell office:value-type="float" office:value="15735.729999999996" table:formula="of:=[.B11]-[.B20]" table:style-name="ce143">
            <text:p>15.736</text:p>
          </table:table-cell>
          <table:table-cell office:value-type="float" office:value="178162.44999999995" table:formula="of:=[.C11]-[.C20]" table:style-name="ce143">
            <text:p>178.162</text:p>
          </table:table-cell>
          <table:table-cell office:value-type="float" office:value="0" table:formula="of:=[.D11]-[.D20]" table:style-name="ce143">
            <text:p>0</text:p>
          </table:table-cell>
          <table:table-cell office:value-type="float" office:value="0" table:formula="of:=[.E11]-[.E20]" table:style-name="ce143">
            <text:p>0</text:p>
          </table:table-cell>
          <table:table-cell office:value-type="float" office:value="0" table:formula="of:=[.F11]-[.F20]" table:style-name="ce143">
            <text:p>0</text:p>
          </table:table-cell>
          <table:table-cell office:value-type="float" office:value="11500" table:formula="of:=[.G11]-[.G20]" table:style-name="ce143">
            <text:p>11.500</text:p>
          </table:table-cell>
          <table:table-cell office:value-type="float" office:value="7901.369999999999" table:formula="of:=[.H11]-[.H20]" table:style-name="ce143">
            <text:p>7.901</text:p>
          </table:table-cell>
          <table:table-cell office:value-type="float" office:value="213299.54999999993" table:formula="of:=[.I11]-[.I20]" table:style-name="ce144">
            <text:p>213.300</text:p>
          </table:table-cell>
          <table:table-cell table:number-columns-repeated="16375" table:style-name="ce127"/>
        </table:table-row>
        <table:table-row table:style-name="ro1">
          <table:table-cell table:style-name="ce160"/>
          <table:table-cell table:number-columns-repeated="7" table:style-name="ce161"/>
          <table:table-cell table:style-name="ce162"/>
          <table:table-cell table:number-columns-repeated="16375" table:style-name="ce127"/>
        </table:table-row>
        <table:table-row table:style-name="ro11">
          <table:table-cell office:value-type="string" table:style-name="ce163">
            <text:p>Comentario:<text:s/></text:p>
          </table:table-cell>
          <table:table-cell table:number-columns-repeated="7" table:style-name="ce164"/>
          <table:table-cell table:style-name="ce165"/>
          <table:table-cell table:number-columns-repeated="5" table:style-name="ce166"/>
          <table:table-cell table:number-columns-repeated="16370"/>
        </table:table-row>
        <table:table-row table:style-name="ro11">
          <table:table-cell table:style-name="ce167"/>
          <table:table-cell table:number-columns-repeated="7" table:style-name="ce168"/>
          <table:table-cell table:style-name="ce169"/>
          <table:table-cell table:number-columns-repeated="5" table:style-name="ce168"/>
          <table:table-cell table:number-columns-repeated="16370"/>
        </table:table-row>
        <table:table-row table:number-rows-repeated="3" table:style-name="ro11">
          <table:table-cell table:style-name="ce170"/>
          <table:table-cell table:number-columns-repeated="7" table:style-name="ce171"/>
          <table:table-cell table:style-name="ce172"/>
          <table:table-cell table:number-columns-repeated="5" table:style-name="ce168"/>
          <table:table-cell table:number-columns-repeated="16370"/>
        </table:table-row>
        <table:table-row table:style-name="ro10">
          <table:table-cell table:style-name="ce173"/>
          <table:table-cell table:number-columns-repeated="7" table:style-name="ce174"/>
          <table:table-cell table:style-name="ce175"/>
          <table:table-cell table:number-columns-repeated="5" table:style-name="ce168"/>
          <table:table-cell table:number-columns-repeated="16370"/>
        </table:table-row>
        <table:table-row table:style-name="ro11">
          <table:table-cell office:value-type="string" table:style-name="ce176">
            <text:p>Conclusión:<text:span text:style-name="T1"><text:s/></text:span></text:p>
          </table:table-cell>
          <table:table-cell table:number-columns-repeated="7" table:style-name="ce177"/>
          <table:table-cell table:style-name="ce178"/>
          <table:table-cell table:style-name="ce179"/>
          <table:table-cell table:number-columns-repeated="16374" table:style-name="ce127"/>
        </table:table-row>
        <table:table-row table:number-rows-repeated="2" table:style-name="ro11">
          <table:table-cell table:style-name="ce180"/>
          <table:table-cell table:number-columns-repeated="7" table:style-name="ce181"/>
          <table:table-cell table:style-name="ce182"/>
          <table:table-cell table:style-name="ce179"/>
          <table:table-cell table:number-columns-repeated="16374" table:style-name="ce127"/>
        </table:table-row>
        <table:table-row table:style-name="ro10">
          <table:table-cell table:style-name="ce183"/>
          <table:table-cell table:number-columns-repeated="7" table:style-name="ce184"/>
          <table:table-cell table:style-name="ce185"/>
          <table:table-cell table:style-name="ce179"/>
          <table:table-cell table:number-columns-repeated="16374"/>
        </table:table-row>
        <table:table-row table:style-name="ro11">
          <table:table-cell office:value-type="string" table:style-name="ce186">
            <text:p>Fuente:<text:span text:style-name="T4"><text:s/></text:span></text:p>
          </table:table-cell>
          <table:table-cell table:number-columns-repeated="4" table:style-name="ce181"/>
          <table:table-cell table:number-columns-repeated="2" table:style-name="ce179"/>
          <table:table-cell table:number-columns-repeated="16377" table:style-name="ce127"/>
        </table:table-row>
        <table:table-row table:style-name="ro11">
          <table:table-cell table:number-columns-repeated="5" table:style-name="ce181"/>
          <table:table-cell table:number-columns-repeated="2" table:style-name="ce179"/>
          <table:table-cell table:number-columns-repeated="2" table:style-name="ce127"/>
          <table:table-cell table:style-name="ce127">
            <draw:custom-shape svg:x="0.32292in" svg:y="0.09375in" svg:width="0.46922in" svg:height="0.26779in" draw:z-index="1" draw:id="id0" draw:style-name="a5" draw:name="1 Flecha izquierda">
              <svg:title/>
              <svg:desc/>
              <text:p text:style-name="a1" text:class-names="" text:cond-style-name=""><text:span text:style-name="a0" text:class-names="">PG</text:span></text:p>
              <text:p text:style-name="a3" text:class-names="" text:cond-style-name=""><text:span text:style-name="a2" text:class-names=""/></text:p>
              <draw:enhanced-geometry xmlns:dr3d="urn:oasis:names:tc:opendocument:xmlns:dr3d:1.0" draw:type="non-primitive" svg:viewBox="0 0 21600 21600" draw:enhanced-path="M 21600 ?f0 L ?f1 ?f0 ?f1 0 0 10800 ?f1 21600 ?f1 ?f2 21600 ?f2 Z N" draw:text-areas="?f7 ?f0 21600 ?f2" draw:glue-points="?f1 0 ?f1 21600" draw:glue-point-leaving-directions="0, 180" draw:modifiers="5761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6374"/>
        </table:table-row>
        <table:table-row table:style-name="ro11">
          <table:table-cell table:style-name="ce187"/>
          <table:table-cell table:number-columns-repeated="4" table:style-name="ce188"/>
          <table:table-cell table:number-columns-repeated="16379" table:style-name="ce127"/>
        </table:table-row>
        <table:table-row table:number-rows-repeated="3" table:style-name="ro11">
          <table:table-cell table:style-name="ce187"/>
          <table:table-cell table:number-columns-repeated="4" table:style-name="ce188"/>
          <table:table-cell table:number-columns-repeated="2" table:style-name="ce179"/>
          <table:table-cell table:number-columns-repeated="16377" table:style-name="ce127"/>
        </table:table-row>
        <table:table-row table:style-name="ro11">
          <table:table-cell table:number-columns-repeated="5" table:style-name="ce188"/>
          <table:table-cell table:number-columns-repeated="2" table:style-name="ce179"/>
          <table:table-cell table:number-columns-repeated="16377" table:style-name="ce127"/>
        </table:table-row>
        <table:table-row table:style-name="ro11">
          <table:table-cell table:style-name="ce189"/>
          <table:table-cell table:number-columns-repeated="2" table:style-name="ce190"/>
          <table:table-cell table:number-columns-repeated="16381" table:style-name="ce127"/>
        </table:table-row>
        <table:table-row table:number-rows-repeated="1048535" table:style-name="ro11">
          <table:table-cell table:number-columns-repeated="16384"/>
        </table:table-row>
      </table:table>
      <table:table table:name="Mayor_sep-dic" table:style-name="ta3">
        <table:table-column table:style-name="co7" table:number-columns-repeated="16384" table:default-cell-style-name="ce1"/>
        <table:table-row table:style-name="ro1">
          <table:table-cell table:number-columns-repeated="16384"/>
        </table:table-row>
        <table:table-row table:style-name="ro12">
          <table:table-cell table:number-columns-repeated="5" table:style-name="ce1"/>
          <table:table-cell office:value-type="string" table:style-name="ce76">
            <text:p>LIBRO MAYOR - CUENTA</text:p>
          </table:table-cell>
          <table:table-cell table:number-columns-repeated="3" table:style-name="ce1"/>
          <table:table-cell office:value-type="string" table:style-name="ce77">
            <text:p>Página:</text:p>
          </table:table-cell>
          <table:table-cell office:value-type="float" office:value="1" table:style-name="ce78">
            <text:p>1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string" table:style-name="ce77">
            <text:p>Fecha:</text:p>
          </table:table-cell>
          <table:table-cell office:value-type="date" office:date-value="2021-12-31T00:00:00" table:style-name="ce79">
            <text:p>31-dic-2021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80">
            <text:p>Desde:</text:p>
          </table:table-cell>
          <table:table-cell office:value-type="string" table:style-name="ce81">
            <text:p>Sep/2021</text:p>
          </table:table-cell>
          <table:table-cell office:value-type="string" table:style-name="ce80">
            <text:p>Hasta:</text:p>
          </table:table-cell>
          <table:table-cell office:value-type="string" table:style-name="ce81">
            <text:p>Dic/2021</text:p>
          </table:table-cell>
          <table:table-cell table:style-name="ce1"/>
          <table:table-cell office:value-type="time" office:time-value="PT15H18M52S" table:style-name="ce82">
            <text:p>03:18:52 PM</text:p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string" table:style-name="ce77">
            <text:p>Usuario:</text:p>
          </table:table-cell>
          <table:table-cell office:value-type="string" table:style-name="ce83">
            <text:p>JBRAVO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4">
            <text:p>Compañía:</text:p>
          </table:table-cell>
          <table:table-cell office:value-type="string" table:style-name="ce81">
            <text:p>03 LINKOTEL</text:p>
          </table:table-cell>
          <table:table-cell table:style-name="ce1"/>
          <table:table-cell office:value-type="string" table:style-name="ce84">
            <text:p>División:</text:p>
          </table:table-cell>
          <table:table-cell office:value-type="string" table:style-name="ce81">
            <text:p>01 GUAYAQUIL</text:p>
          </table:table-cell>
          <table:table-cell table:style-name="ce1"/>
          <table:table-cell office:value-type="string" table:style-name="ce84">
            <text:p>Sucursal:</text:p>
          </table:table-cell>
          <table:table-cell office:value-type="string" table:style-name="ce81">
            <text:p>01 GUAYAQUIL</text:p>
          </table:table-cell>
          <table:table-cell table:number-columns-repeated="16374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85">
            <text:p>CC-Fase</text:p>
          </table:table-cell>
          <table:table-cell table:style-name="ce1"/>
          <table:table-cell office:value-type="string" table:style-name="ce86">
            <text:p>Compr</text:p>
          </table:table-cell>
          <table:table-cell office:value-type="string" table:style-name="ce86">
            <text:p>F. Contab.</text:p>
          </table:table-cell>
          <table:table-cell table:style-name="ce1"/>
          <table:table-cell office:value-type="string" table:style-name="ce87">
            <text:p>Detalle Movimiento</text:p>
          </table:table-cell>
          <table:table-cell table:number-columns-repeated="2" table:style-name="ce1"/>
          <table:table-cell office:value-type="string" table:style-name="ce88">
            <text:p>Débito</text:p>
          </table:table-cell>
          <table:table-cell office:value-type="string" table:style-name="ce88">
            <text:p>Crédito</text:p>
          </table:table-cell>
          <table:table-cell office:value-type="string" table:style-name="ce88">
            <text:p>Saldo</text:p>
          </table:table-cell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89">
            <text:p>Cuenta</text:p>
          </table:table-cell>
          <table:table-cell office:value-type="string" table:style-name="ce90">
            <text:p>120102 <text:s text:c="2"/>VEHICULO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1">
            <text:p>Auxiliar</text:p>
          </table:table-cell>
          <table:table-cell table:number-columns-repeated="8" table:style-name="ce1"/>
          <table:table-cell office:value-type="string" table:style-name="ce77">
            <text:p>Saldo Inicial</text:p>
          </table:table-cell>
          <table:table-cell office:value-type="float" office:value="15000" table:style-name="ce92">
            <text:p>15.000,00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90">
            <text:p>Auxiliar No tiene movimientos en este período</text:p>
          </table:table-cell>
          <table:table-cell table:number-columns-repeated="3" table:style-name="ce1"/>
          <table:table-cell office:value-type="float" office:value="0" table:style-name="ce92">
            <text:p>0,00<text:s/></text:p>
          </table:table-cell>
          <table:table-cell table:style-name="ce1"/>
          <table:table-cell office:value-type="float" office:value="15000" table:style-name="ce92">
            <text:p>15.000,00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77">
            <text:p>Saldo Inicial</text:p>
          </table:table-cell>
          <table:table-cell office:value-type="float" office:value="15000" table:style-name="ce93">
            <text:p>15.000,00<text:s/></text:p>
          </table:table-cell>
          <table:table-cell office:value-type="string" table:style-name="ce77">
            <text:p>Débito</text:p>
          </table:table-cell>
          <table:table-cell office:value-type="float" office:value="0" table:style-name="ce93">
            <text:p>0,00<text:s/></text:p>
          </table:table-cell>
          <table:table-cell office:value-type="string" table:style-name="ce77">
            <text:p>Crédito</text:p>
          </table:table-cell>
          <table:table-cell office:value-type="float" office:value="0" table:style-name="ce93">
            <text:p>0,00<text:s/></text:p>
          </table:table-cell>
          <table:table-cell table:style-name="ce1"/>
          <table:table-cell office:value-type="string" table:style-name="ce77">
            <text:p>Saldo Final</text:p>
          </table:table-cell>
          <table:table-cell office:value-type="float" office:value="15000" table:style-name="ce93">
            <text:p>15.000,00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9">
            <text:p>Cuenta</text:p>
          </table:table-cell>
          <table:table-cell office:value-type="string" table:style-name="ce90">
            <text:p>120103 <text:s text:c="2"/>EQUIPO DE COMPUTACION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1">
            <text:p>Auxiliar</text:p>
          </table:table-cell>
          <table:table-cell table:number-columns-repeated="8" table:style-name="ce1"/>
          <table:table-cell office:value-type="string" table:style-name="ce77">
            <text:p>Saldo Inicial</text:p>
          </table:table-cell>
          <table:table-cell office:value-type="float" office:value="143209.23000000001" table:style-name="ce92">
            <text:p>143.209,23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83">
            <text:p>DF-4</text:p>
          </table:table-cell>
          <table:table-cell office:value-type="date" office:date-value="2021-09-03T00:00:00" table:style-name="ce94">
            <text:p>03-sep-21</text:p>
          </table:table-cell>
          <table:table-cell office:value-type="string" table:style-name="ce90">
            <text:p>Fact # 5986 ALD003-ALDAS ROMERO ERIK ANDRES COMPRA DE MONITOR IPS DE 27" ASUS TUG GAMING VG27AQ (90LM0500-B013B0) Y SOPORTE/BRAZO DE MONITOR (PRESIDENCIA-P.B.D.)</text:p>
          </table:table-cell>
          <table:table-cell table:number-columns-repeated="3" table:style-name="ce1"/>
          <table:table-cell office:value-type="float" office:value="688.98" table:style-name="ce92">
            <text:p>688,98<text:s/></text:p>
          </table:table-cell>
          <table:table-cell table:style-name="ce1"/>
          <table:table-cell office:value-type="float" office:value="143898.21" table:style-name="ce92">
            <text:p>143.898,21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3">
            <text:p>FA-378896</text:p>
          </table:table-cell>
          <table:table-cell office:value-type="date" office:date-value="2021-11-29T00:00:00" table:style-name="ce94">
            <text:p>29-nov-21</text:p>
          </table:table-cell>
          <table:table-cell office:value-type="string" table:style-name="ce90">
            <text:p>2 Tarjetas de video, mouse inhalambrico, antena extensor, base cooler factura # 378896 TELCOMAG S.A. Por Venta de Activos Fijos</text:p>
          </table:table-cell>
          <table:table-cell table:number-columns-repeated="4" table:style-name="ce1"/>
          <table:table-cell office:value-type="float" office:value="1847.31" table:style-name="ce95">
            <text:p>-1.847,31</text:p>
          </table:table-cell>
          <table:table-cell office:value-type="float" office:value="142050.9" table:style-name="ce92">
            <text:p>142.050,90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3">
            <text:p>FA-378896</text:p>
          </table:table-cell>
          <table:table-cell office:value-type="date" office:date-value="2021-11-29T00:00:00" table:style-name="ce94">
            <text:p>29-nov-21</text:p>
          </table:table-cell>
          <table:table-cell office:value-type="string" table:style-name="ce90">
            <text:p>1 maimbord factura # 378896 TELCOMAG S.A. Por Venta de Activos Fijos</text:p>
          </table:table-cell>
          <table:table-cell table:number-columns-repeated="4" table:style-name="ce1"/>
          <table:table-cell office:value-type="float" office:value="335" table:style-name="ce95">
            <text:p>-335,00</text:p>
          </table:table-cell>
          <table:table-cell office:value-type="float" office:value="141715.9" table:style-name="ce92">
            <text:p>141.715,90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3">
            <text:p>FA-378896</text:p>
          </table:table-cell>
          <table:table-cell office:value-type="date" office:date-value="2021-11-29T00:00:00" table:style-name="ce94">
            <text:p>29-nov-21</text:p>
          </table:table-cell>
          <table:table-cell office:value-type="string" table:style-name="ce90">
            <text:p>1 Mainboard MSI MPG Z490 factura # 378896 TELCOMAG S.A. Por Venta de Activos Fijos</text:p>
          </table:table-cell>
          <table:table-cell table:number-columns-repeated="4" table:style-name="ce1"/>
          <table:table-cell office:value-type="float" office:value="436" table:style-name="ce95">
            <text:p>-436,00</text:p>
          </table:table-cell>
          <table:table-cell office:value-type="float" office:value="141279.9" table:style-name="ce92">
            <text:p>141.279,90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3">
            <text:p>DF-25</text:p>
          </table:table-cell>
          <table:table-cell office:value-type="date" office:date-value="2021-12-15T00:00:00" table:style-name="ce94">
            <text:p>15-dic-21</text:p>
          </table:table-cell>
          <table:table-cell office:value-type="string" table:style-name="ce90">
            <text:p>Fact # 8755 ALD003-ALDAS ROMERO ERIK ANDRES COMPRA DE MULTIFUNCIONAL EPSON ECOTANK L4260 USB + WIFI - 33PPM (C11CJ63301)/PAGO TARJ. CRÉDITO (GERENCIA-P.B.D.)</text:p>
          </table:table-cell>
          <table:table-cell table:number-columns-repeated="3" table:style-name="ce1"/>
          <table:table-cell office:value-type="float" office:value="329.99" table:style-name="ce92">
            <text:p>329,99<text:s/></text:p>
          </table:table-cell>
          <table:table-cell table:style-name="ce1"/>
          <table:table-cell office:value-type="float" office:value="141609.89000000001" table:style-name="ce92">
            <text:p>141.609,89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77">
            <text:p>Saldo Inicial</text:p>
          </table:table-cell>
          <table:table-cell office:value-type="float" office:value="143209.23000000001" table:style-name="ce93">
            <text:p>143.209,23<text:s/></text:p>
          </table:table-cell>
          <table:table-cell office:value-type="string" table:style-name="ce77">
            <text:p>Débito</text:p>
          </table:table-cell>
          <table:table-cell office:value-type="float" office:value="1018.97" table:style-name="ce93">
            <text:p>1.018,97<text:s/></text:p>
          </table:table-cell>
          <table:table-cell office:value-type="string" table:style-name="ce77">
            <text:p>Crédito</text:p>
          </table:table-cell>
          <table:table-cell office:value-type="float" office:value="2618.31" table:style-name="ce93">
            <text:p>2.618,31<text:s/></text:p>
          </table:table-cell>
          <table:table-cell table:style-name="ce1"/>
          <table:table-cell office:value-type="string" table:style-name="ce77">
            <text:p>Saldo Final</text:p>
          </table:table-cell>
          <table:table-cell office:value-type="float" office:value="141609.89000000001" table:style-name="ce93">
            <text:p>141.609,89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9">
            <text:p>Cuenta</text:p>
          </table:table-cell>
          <table:table-cell office:value-type="string" table:style-name="ce90">
            <text:p>120104 <text:s text:c="2"/>EQUIPOS DE TELECOMUNICACIONE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1">
            <text:p>Auxiliar</text:p>
          </table:table-cell>
          <table:table-cell table:number-columns-repeated="8" table:style-name="ce1"/>
          <table:table-cell office:value-type="string" table:style-name="ce77">
            <text:p>Saldo Inicial</text:p>
          </table:table-cell>
          <table:table-cell office:value-type="float" office:value="271292.75" table:style-name="ce92">
            <text:p>271.292,75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83">
            <text:p>FA-378896</text:p>
          </table:table-cell>
          <table:table-cell office:value-type="date" office:date-value="2021-11-29T00:00:00" table:style-name="ce94">
            <text:p>29-nov-21</text:p>
          </table:table-cell>
          <table:table-cell office:value-type="string" table:style-name="ce90">
            <text:p>1 Tarjeta de Video PC ZOTA GEFORCE RTX 3060 factura # 378896 TELCOMAG S.A. Por Venta de Activos Fijos</text:p>
          </table:table-cell>
          <table:table-cell table:number-columns-repeated="4" table:style-name="ce1"/>
          <table:table-cell office:value-type="float" office:value="1601.79" table:style-name="ce95">
            <text:p>-1.601,79</text:p>
          </table:table-cell>
          <table:table-cell office:value-type="float" office:value="269690.96000000002" table:style-name="ce92">
            <text:p>269.690,96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3">
            <text:p>FA-378896</text:p>
          </table:table-cell>
          <table:table-cell office:value-type="date" office:date-value="2021-11-29T00:00:00" table:style-name="ce94">
            <text:p>29-nov-21</text:p>
          </table:table-cell>
          <table:table-cell office:value-type="string" table:style-name="ce90">
            <text:p>1 Tarjeta de Video <text:s/>8GB PCI EXPRESS factura # 378896 TELCOMAG S.A. Por Venta de Activos Fijos</text:p>
          </table:table-cell>
          <table:table-cell table:number-columns-repeated="4" table:style-name="ce1"/>
          <table:table-cell office:value-type="float" office:value="962" table:style-name="ce95">
            <text:p>-962,00</text:p>
          </table:table-cell>
          <table:table-cell office:value-type="float" office:value="268728.96000000002" table:style-name="ce92">
            <text:p>268.728,96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3">
            <text:p>FA-378896</text:p>
          </table:table-cell>
          <table:table-cell office:value-type="date" office:date-value="2021-11-29T00:00:00" table:style-name="ce94">
            <text:p>29-nov-21</text:p>
          </table:table-cell>
          <table:table-cell office:value-type="string" table:style-name="ce90">
            <text:p>2 Tarjetas de Video Gugsbyte Y Asus Geoforce RTX 3070 8GB, Mainboard ASUS, 2 Procesadores factura # 378896 TELCOMAG S.A. Por Venta de Activos Fijos</text:p>
          </table:table-cell>
          <table:table-cell table:number-columns-repeated="4" table:style-name="ce1"/>
          <table:table-cell office:value-type="float" office:value="2596" table:style-name="ce95">
            <text:p>-2.596,00</text:p>
          </table:table-cell>
          <table:table-cell office:value-type="float" office:value="266132.96000000002" table:style-name="ce92">
            <text:p>266.132,96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3">
            <text:p>FA-378896</text:p>
          </table:table-cell>
          <table:table-cell office:value-type="date" office:date-value="2021-11-29T00:00:00" table:style-name="ce94">
            <text:p>29-nov-21</text:p>
          </table:table-cell>
          <table:table-cell office:value-type="string" table:style-name="ce90">
            <text:p>1 Tarjeta de Video ASUS TUF 16GB factura # 378896 TELCOMAG S.A. Por Venta de Activos Fijos</text:p>
          </table:table-cell>
          <table:table-cell table:number-columns-repeated="4" table:style-name="ce1"/>
          <table:table-cell office:value-type="float" office:value="2479.9899999999998" table:style-name="ce95">
            <text:p>-2.479,99</text:p>
          </table:table-cell>
          <table:table-cell office:value-type="float" office:value="263652.96999999997" table:style-name="ce92">
            <text:p>263.652,97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77">
            <text:p>Saldo Inicial</text:p>
          </table:table-cell>
          <table:table-cell office:value-type="float" office:value="271292.75" table:style-name="ce93">
            <text:p>271.292,75<text:s/></text:p>
          </table:table-cell>
          <table:table-cell office:value-type="string" table:style-name="ce77">
            <text:p>Débito</text:p>
          </table:table-cell>
          <table:table-cell office:value-type="float" office:value="0" table:style-name="ce93">
            <text:p>0,00<text:s/></text:p>
          </table:table-cell>
          <table:table-cell office:value-type="string" table:style-name="ce77">
            <text:p>Crédito</text:p>
          </table:table-cell>
          <table:table-cell office:value-type="float" office:value="7639.78" table:style-name="ce93">
            <text:p>7.639,78<text:s/></text:p>
          </table:table-cell>
          <table:table-cell table:style-name="ce1"/>
          <table:table-cell office:value-type="string" table:style-name="ce77">
            <text:p>Saldo Final</text:p>
          </table:table-cell>
          <table:table-cell office:value-type="float" office:value="263652.96999999997" table:style-name="ce93">
            <text:p>263.652,97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9">
            <text:p>Cuenta</text:p>
          </table:table-cell>
          <table:table-cell office:value-type="string" table:style-name="ce90">
            <text:p>120109 <text:s text:c="2"/>OTROS ACTIVOS FIJO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1">
            <text:p>Auxiliar</text:p>
          </table:table-cell>
          <table:table-cell table:number-columns-repeated="8" table:style-name="ce1"/>
          <table:table-cell office:value-type="string" table:style-name="ce77">
            <text:p>Saldo Inicial</text:p>
          </table:table-cell>
          <table:table-cell office:value-type="float" office:value="34330.82" table:style-name="ce92">
            <text:p>34.330,82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83">
            <text:p>OC-10</text:p>
          </table:table-cell>
          <table:table-cell office:value-type="date" office:date-value="2021-10-27T00:00:00" table:style-name="ce94">
            <text:p>27-oct-21</text:p>
          </table:table-cell>
          <table:table-cell office:value-type="string" table:style-name="ce90">
            <text:p>Registro-Contabilización Compra de Servicio Office Profesional 2021 (Pedido 1071379391)</text:p>
          </table:table-cell>
          <table:table-cell table:number-columns-repeated="3" table:style-name="ce1"/>
          <table:table-cell office:value-type="float" office:value="549.99" table:style-name="ce92">
            <text:p>549,99<text:s/></text:p>
          </table:table-cell>
          <table:table-cell table:style-name="ce1"/>
          <table:table-cell office:value-type="float" office:value="34880.81" table:style-name="ce92">
            <text:p>34.880,81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77">
            <text:p>Saldo Inicial</text:p>
          </table:table-cell>
          <table:table-cell office:value-type="float" office:value="34330.82" table:style-name="ce93">
            <text:p>34.330,82<text:s/></text:p>
          </table:table-cell>
          <table:table-cell office:value-type="string" table:style-name="ce77">
            <text:p>Débito</text:p>
          </table:table-cell>
          <table:table-cell office:value-type="float" office:value="549.99" table:style-name="ce93">
            <text:p>549,99<text:s/></text:p>
          </table:table-cell>
          <table:table-cell office:value-type="string" table:style-name="ce77">
            <text:p>Crédito</text:p>
          </table:table-cell>
          <table:table-cell office:value-type="float" office:value="0" table:style-name="ce93">
            <text:p>0,00<text:s/></text:p>
          </table:table-cell>
          <table:table-cell table:style-name="ce1"/>
          <table:table-cell office:value-type="string" table:style-name="ce77">
            <text:p>Saldo Final</text:p>
          </table:table-cell>
          <table:table-cell office:value-type="float" office:value="34880.81" table:style-name="ce93">
            <text:p>34.880,81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9">
            <text:p>Cuenta</text:p>
          </table:table-cell>
          <table:table-cell office:value-type="string" table:style-name="ce90">
            <text:p>120202 <text:s text:c="2"/>DEP. ACUM. VEHÝCULO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1">
            <text:p>Auxiliar</text:p>
          </table:table-cell>
          <table:table-cell table:number-columns-repeated="8" table:style-name="ce1"/>
          <table:table-cell office:value-type="string" table:style-name="ce77">
            <text:p>Saldo Inicial</text:p>
          </table:table-cell>
          <table:table-cell office:value-type="float" office:value="-500" table:style-name="ce92">
            <text:p>-500,00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83">
            <text:p>DI-35</text:p>
          </table:table-cell>
          <table:table-cell office:value-type="date" office:date-value="2021-12-31T00:00:00" table:style-name="ce94">
            <text:p>31-dic-21</text:p>
          </table:table-cell>
          <table:table-cell office:value-type="string" table:style-name="ce90">
            <text:p>Registro.- Contabilización de Depreciaciones correspondiente al Año 2021</text:p>
          </table:table-cell>
          <table:table-cell table:number-columns-repeated="4" table:style-name="ce1"/>
          <table:table-cell office:value-type="float" office:value="3000" table:style-name="ce95">
            <text:p>-3.000,00</text:p>
          </table:table-cell>
          <table:table-cell office:value-type="float" office:value="-3500" table:style-name="ce92">
            <text:p>-3.500,00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77">
            <text:p>Saldo Inicial</text:p>
          </table:table-cell>
          <table:table-cell office:value-type="float" office:value="-500" table:style-name="ce93">
            <text:p>-500,00</text:p>
          </table:table-cell>
          <table:table-cell office:value-type="string" table:style-name="ce77">
            <text:p>Débito</text:p>
          </table:table-cell>
          <table:table-cell office:value-type="float" office:value="0" table:style-name="ce93">
            <text:p>0,00<text:s/></text:p>
          </table:table-cell>
          <table:table-cell office:value-type="string" table:style-name="ce77">
            <text:p>Crédito</text:p>
          </table:table-cell>
          <table:table-cell office:value-type="float" office:value="3000" table:style-name="ce93">
            <text:p>3.000,00<text:s/></text:p>
          </table:table-cell>
          <table:table-cell table:style-name="ce1"/>
          <table:table-cell office:value-type="string" table:style-name="ce77">
            <text:p>Saldo Final</text:p>
          </table:table-cell>
          <table:table-cell office:value-type="float" office:value="-3500" table:style-name="ce93">
            <text:p>-3.500,00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9">
            <text:p>Cuenta</text:p>
          </table:table-cell>
          <table:table-cell office:value-type="string" table:style-name="ce90">
            <text:p>120203 <text:s text:c="2"/>DEP. ACUM.EQUIPO COMPUTACION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1">
            <text:p>Auxiliar</text:p>
          </table:table-cell>
          <table:table-cell table:number-columns-repeated="8" table:style-name="ce1"/>
          <table:table-cell office:value-type="string" table:style-name="ce77">
            <text:p>Saldo Inicial</text:p>
          </table:table-cell>
          <table:table-cell office:value-type="float" office:value="-121356.04" table:style-name="ce92">
            <text:p>-121.356,04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83">
            <text:p>DI-35</text:p>
          </table:table-cell>
          <table:table-cell office:value-type="date" office:date-value="2021-12-31T00:00:00" table:style-name="ce94">
            <text:p>31-dic-21</text:p>
          </table:table-cell>
          <table:table-cell office:value-type="string" table:style-name="ce90">
            <text:p>Registro.- Contabilización de Depreciaciones correspondiente al Año 2021</text:p>
          </table:table-cell>
          <table:table-cell table:number-columns-repeated="4" table:style-name="ce1"/>
          <table:table-cell office:value-type="float" office:value="4516.4799999999996" table:style-name="ce95">
            <text:p>-4.516,48</text:p>
          </table:table-cell>
          <table:table-cell office:value-type="float" office:value="-125872.52" table:style-name="ce92">
            <text:p>-125.872,52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77">
            <text:p>Saldo Inicial</text:p>
          </table:table-cell>
          <table:table-cell office:value-type="float" office:value="-121356.04" table:style-name="ce93">
            <text:p>-121.356,04</text:p>
          </table:table-cell>
          <table:table-cell office:value-type="string" table:style-name="ce77">
            <text:p>Débito</text:p>
          </table:table-cell>
          <table:table-cell office:value-type="float" office:value="0" table:style-name="ce93">
            <text:p>0,00<text:s/></text:p>
          </table:table-cell>
          <table:table-cell office:value-type="string" table:style-name="ce77">
            <text:p>Crédito</text:p>
          </table:table-cell>
          <table:table-cell office:value-type="float" office:value="4516.4799999999996" table:style-name="ce93">
            <text:p>4.516,48<text:s/></text:p>
          </table:table-cell>
          <table:table-cell table:style-name="ce1"/>
          <table:table-cell office:value-type="string" table:style-name="ce77">
            <text:p>Saldo Final</text:p>
          </table:table-cell>
          <table:table-cell office:value-type="float" office:value="-125872.52" table:style-name="ce93">
            <text:p>-125.872,52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9">
            <text:p>Cuenta</text:p>
          </table:table-cell>
          <table:table-cell office:value-type="string" table:style-name="ce90">
            <text:p>120204 <text:s text:c="2"/>DEP. ACUM. EQUIPOS TELEFONICO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1">
            <text:p>Auxiliar</text:p>
          </table:table-cell>
          <table:table-cell table:number-columns-repeated="8" table:style-name="ce1"/>
          <table:table-cell office:value-type="string" table:style-name="ce77">
            <text:p>Saldo Inicial</text:p>
          </table:table-cell>
          <table:table-cell office:value-type="float" office:value="-64489.79" table:style-name="ce92">
            <text:p>-64.489,79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83">
            <text:p>DI-35</text:p>
          </table:table-cell>
          <table:table-cell office:value-type="date" office:date-value="2021-12-31T00:00:00" table:style-name="ce94">
            <text:p>31-dic-21</text:p>
          </table:table-cell>
          <table:table-cell office:value-type="string" table:style-name="ce90">
            <text:p>Registro.- Contabilización de Depreciaciones correspondiente al Año 2021</text:p>
          </table:table-cell>
          <table:table-cell table:number-columns-repeated="4" table:style-name="ce1"/>
          <table:table-cell office:value-type="float" office:value="3457.4" table:style-name="ce95">
            <text:p>-3.457,40</text:p>
          </table:table-cell>
          <table:table-cell office:value-type="float" office:value="-67947.19" table:style-name="ce92">
            <text:p>-67.947,19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3">
            <text:p>DI-35</text:p>
          </table:table-cell>
          <table:table-cell office:value-type="date" office:date-value="2021-12-31T00:00:00" table:style-name="ce94">
            <text:p>31-dic-21</text:p>
          </table:table-cell>
          <table:table-cell office:value-type="string" table:style-name="ce90">
            <text:p>Registro.- Contabilización de Depreciaciones por Revalorizacion correspondiente al Año 2021</text:p>
          </table:table-cell>
          <table:table-cell table:number-columns-repeated="4" table:style-name="ce1"/>
          <table:table-cell office:value-type="float" office:value="17543.64" table:style-name="ce95">
            <text:p>-17.543,64</text:p>
          </table:table-cell>
          <table:table-cell office:value-type="float" office:value="-85490.83" table:style-name="ce92">
            <text:p>-85.490,83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77">
            <text:p>Saldo Inicial</text:p>
          </table:table-cell>
          <table:table-cell office:value-type="float" office:value="-64489.79" table:style-name="ce93">
            <text:p>-64.489,79</text:p>
          </table:table-cell>
          <table:table-cell office:value-type="string" table:style-name="ce77">
            <text:p>Débito</text:p>
          </table:table-cell>
          <table:table-cell office:value-type="float" office:value="0" table:style-name="ce93">
            <text:p>0,00<text:s/></text:p>
          </table:table-cell>
          <table:table-cell office:value-type="string" table:style-name="ce77">
            <text:p>Crédito</text:p>
          </table:table-cell>
          <table:table-cell office:value-type="float" office:value="21001.040000000001" table:style-name="ce93">
            <text:p>21.001,04<text:s/></text:p>
          </table:table-cell>
          <table:table-cell table:style-name="ce1"/>
          <table:table-cell office:value-type="string" table:style-name="ce77">
            <text:p>Saldo Final</text:p>
          </table:table-cell>
          <table:table-cell office:value-type="float" office:value="-85490.83" table:style-name="ce93">
            <text:p>-85.490,83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9">
            <text:p>Cuenta</text:p>
          </table:table-cell>
          <table:table-cell office:value-type="string" table:style-name="ce90">
            <text:p>120209 <text:s text:c="2"/>DEP. ACUM. OTROS ACTIVOS FIJO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1">
            <text:p>Auxiliar</text:p>
          </table:table-cell>
          <table:table-cell table:number-columns-repeated="8" table:style-name="ce1"/>
          <table:table-cell office:value-type="string" table:style-name="ce77">
            <text:p>Saldo Inicial</text:p>
          </table:table-cell>
          <table:table-cell office:value-type="float" office:value="-26403.18" table:style-name="ce92">
            <text:p>-26.403,18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83">
            <text:p>DI-35</text:p>
          </table:table-cell>
          <table:table-cell office:value-type="date" office:date-value="2021-12-31T00:00:00" table:style-name="ce94">
            <text:p>31-dic-21</text:p>
          </table:table-cell>
          <table:table-cell office:value-type="string" table:style-name="ce90">
            <text:p>Registro.- Contabilización de Depreciaciones correspondiente al Año 2021</text:p>
          </table:table-cell>
          <table:table-cell table:number-columns-repeated="4" table:style-name="ce1"/>
          <table:table-cell office:value-type="float" office:value="576.44000000000005" table:style-name="ce95">
            <text:p>-576,44</text:p>
          </table:table-cell>
          <table:table-cell office:value-type="float" office:value="-26979.62" table:style-name="ce92">
            <text:p>-26.979,62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77">
            <text:p>Saldo Inicial</text:p>
          </table:table-cell>
          <table:table-cell office:value-type="float" office:value="-26403.18" table:style-name="ce93">
            <text:p>-26.403,18</text:p>
          </table:table-cell>
          <table:table-cell office:value-type="string" table:style-name="ce77">
            <text:p>Débito</text:p>
          </table:table-cell>
          <table:table-cell office:value-type="float" office:value="0" table:style-name="ce93">
            <text:p>0,00<text:s/></text:p>
          </table:table-cell>
          <table:table-cell office:value-type="string" table:style-name="ce77">
            <text:p>Crédito</text:p>
          </table:table-cell>
          <table:table-cell office:value-type="float" office:value="576.44000000000005" table:style-name="ce93">
            <text:p>576,44<text:s/></text:p>
          </table:table-cell>
          <table:table-cell table:style-name="ce1"/>
          <table:table-cell office:value-type="string" table:style-name="ce77">
            <text:p>Saldo Final</text:p>
          </table:table-cell>
          <table:table-cell office:value-type="float" office:value="-26979.62" table:style-name="ce93">
            <text:p>-26.979,62</text:p>
          </table:table-cell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77">
            <text:p>Saldo Inicial</text:p>
          </table:table-cell>
          <table:table-cell office:value-type="float" office:value="251083.79" table:style-name="ce96">
            <text:p>251.083,79<text:s/></text:p>
          </table:table-cell>
          <table:table-cell office:value-type="string" table:style-name="ce77">
            <text:p>Débito</text:p>
          </table:table-cell>
          <table:table-cell office:value-type="float" office:value="1568.96" table:style-name="ce96">
            <text:p>1.568,96<text:s/></text:p>
          </table:table-cell>
          <table:table-cell office:value-type="string" table:style-name="ce77">
            <text:p>Crédito</text:p>
          </table:table-cell>
          <table:table-cell office:value-type="float" office:value="39352.050000000003" table:style-name="ce96">
            <text:p>39.352,05<text:s/></text:p>
          </table:table-cell>
          <table:table-cell table:style-name="ce1"/>
          <table:table-cell office:value-type="string" table:style-name="ce77">
            <text:p>Saldo Final</text:p>
          </table:table-cell>
          <table:table-cell office:value-type="float" office:value="213300.7" table:style-name="ce96">
            <text:p>213.300,70<text:s/></text:p>
          </table:table-cell>
          <table:table-cell table:number-columns-repeated="1637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97">
            <text:p>N</text:p>
          </table:table-cell>
          <table:table-cell table:number-columns-repeated="5" table:style-name="ce1"/>
          <table:table-cell office:value-type="string" table:style-name="ce98">
            <text:p>rptConsContMayor.rpt</text:p>
          </table:table-cell>
          <table:table-cell table:number-columns-repeated="16373"/>
        </table:table-row>
        <table:table-row table:number-rows-repeated="1048493" table:style-name="ro1">
          <table:table-cell table:number-columns-repeated="16384"/>
        </table:table-row>
      </table:table>
      <table:table table:name="Mayor_en-ag" table:style-name="ta3">
        <table:table-column table:style-name="co7" table:number-columns-repeated="16384" table:default-cell-style-name="ce1"/>
        <table:table-row table:style-name="ro1">
          <table:table-cell table:number-columns-repeated="16384"/>
        </table:table-row>
        <table:table-row table:style-name="ro13">
          <table:table-cell table:number-columns-repeated="5" table:style-name="ce1"/>
          <table:table-cell office:value-type="string" table:style-name="ce99">
            <text:p>LIBRO MAYOR - CUENTA</text:p>
          </table:table-cell>
          <table:table-cell table:number-columns-repeated="3" table:style-name="ce1"/>
          <table:table-cell office:value-type="string" table:style-name="ce88">
            <text:p>Página:</text:p>
          </table:table-cell>
          <table:table-cell office:value-type="float" office:value="1" table:style-name="ce100">
            <text:p>1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string" table:style-name="ce88">
            <text:p>Fecha:</text:p>
          </table:table-cell>
          <table:table-cell office:value-type="date" office:date-value="2021-09-24T00:00:00" table:style-name="ce101">
            <text:p>24-sep-2021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02">
            <text:p>Desde:</text:p>
          </table:table-cell>
          <table:table-cell office:value-type="string" table:style-name="ce103">
            <text:p>Ene/2021</text:p>
          </table:table-cell>
          <table:table-cell office:value-type="string" table:style-name="ce102">
            <text:p>Hasta:</text:p>
          </table:table-cell>
          <table:table-cell office:value-type="string" table:style-name="ce103">
            <text:p>Ago/2021</text:p>
          </table:table-cell>
          <table:table-cell table:style-name="ce1"/>
          <table:table-cell office:value-type="time" office:time-value="PT15H47M51S" table:style-name="ce104">
            <text:p>03:47:51 PM</text:p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string" table:style-name="ce88">
            <text:p>Usuario:</text:p>
          </table:table-cell>
          <table:table-cell office:value-type="string" table:style-name="ce105">
            <text:p>JBRAVO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6">
            <text:p>Compañía:</text:p>
          </table:table-cell>
          <table:table-cell office:value-type="string" table:style-name="ce103">
            <text:p>03 LINKOTEL</text:p>
          </table:table-cell>
          <table:table-cell table:style-name="ce1"/>
          <table:table-cell office:value-type="string" table:style-name="ce106">
            <text:p>División:</text:p>
          </table:table-cell>
          <table:table-cell office:value-type="string" table:style-name="ce103">
            <text:p>01 GUAYAQUIL</text:p>
          </table:table-cell>
          <table:table-cell table:style-name="ce1"/>
          <table:table-cell office:value-type="string" table:style-name="ce106">
            <text:p>Sucursal:</text:p>
          </table:table-cell>
          <table:table-cell office:value-type="string" table:style-name="ce103">
            <text:p>01 GUAYAQUIL</text:p>
          </table:table-cell>
          <table:table-cell table:number-columns-repeated="16374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85">
            <text:p>CC-Fase</text:p>
          </table:table-cell>
          <table:table-cell table:style-name="ce1"/>
          <table:table-cell office:value-type="string" table:style-name="ce86">
            <text:p>Compr</text:p>
          </table:table-cell>
          <table:table-cell office:value-type="string" table:style-name="ce86">
            <text:p>F. Contab.</text:p>
          </table:table-cell>
          <table:table-cell table:style-name="ce1"/>
          <table:table-cell office:value-type="string" table:style-name="ce87">
            <text:p>Detalle Movimiento</text:p>
          </table:table-cell>
          <table:table-cell table:number-columns-repeated="2" table:style-name="ce1"/>
          <table:table-cell office:value-type="string" table:style-name="ce88">
            <text:p>Débito</text:p>
          </table:table-cell>
          <table:table-cell office:value-type="string" table:style-name="ce88">
            <text:p>Crédito</text:p>
          </table:table-cell>
          <table:table-cell office:value-type="string" table:style-name="ce88">
            <text:p>Saldo</text:p>
          </table:table-cell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85">
            <text:p>Cuenta</text:p>
          </table:table-cell>
          <table:table-cell office:value-type="string" table:style-name="ce107">
            <text:p>120102 <text:s text:c="2"/>VEHICULO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6">
            <text:p>Auxiliar</text:p>
          </table:table-cell>
          <table:table-cell table:number-columns-repeated="8" table:style-name="ce1"/>
          <table:table-cell office:value-type="string" table:style-name="ce88">
            <text:p>Saldo Inicial</text:p>
          </table:table-cell>
          <table:table-cell office:value-type="float" office:value="15000" table:style-name="ce108">
            <text:p>15.000,00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07">
            <text:p>Auxiliar No tiene movimientos en este período</text:p>
          </table:table-cell>
          <table:table-cell table:number-columns-repeated="3" table:style-name="ce1"/>
          <table:table-cell office:value-type="float" office:value="0" table:style-name="ce108">
            <text:p>0,00<text:s/></text:p>
          </table:table-cell>
          <table:table-cell table:style-name="ce1"/>
          <table:table-cell office:value-type="float" office:value="15000" table:style-name="ce108">
            <text:p>15.000,00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8">
            <text:p>Saldo Inicial</text:p>
          </table:table-cell>
          <table:table-cell office:value-type="float" office:value="15000" table:style-name="ce109">
            <text:p>15.000,00<text:s/></text:p>
          </table:table-cell>
          <table:table-cell office:value-type="string" table:style-name="ce88">
            <text:p>Débito</text:p>
          </table:table-cell>
          <table:table-cell office:value-type="float" office:value="0" table:style-name="ce109">
            <text:p>0,00<text:s/></text:p>
          </table:table-cell>
          <table:table-cell office:value-type="string" table:style-name="ce88">
            <text:p>Crédito</text:p>
          </table:table-cell>
          <table:table-cell office:value-type="float" office:value="0" table:style-name="ce109">
            <text:p>0,00<text:s/></text:p>
          </table:table-cell>
          <table:table-cell table:style-name="ce1"/>
          <table:table-cell office:value-type="string" table:style-name="ce88">
            <text:p>Saldo Final</text:p>
          </table:table-cell>
          <table:table-cell office:value-type="float" office:value="15000" table:style-name="ce109">
            <text:p>15.000,00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5">
            <text:p>Cuenta</text:p>
          </table:table-cell>
          <table:table-cell office:value-type="string" table:style-name="ce107">
            <text:p>120103 <text:s text:c="2"/>EQUIPO DE COMPUTACION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6">
            <text:p>Auxiliar</text:p>
          </table:table-cell>
          <table:table-cell table:number-columns-repeated="8" table:style-name="ce1"/>
          <table:table-cell office:value-type="string" table:style-name="ce88">
            <text:p>Saldo Inicial</text:p>
          </table:table-cell>
          <table:table-cell office:value-type="float" office:value="125552.68" table:style-name="ce108">
            <text:p>125.552,68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05">
            <text:p>EN-17</text:p>
          </table:table-cell>
          <table:table-cell office:value-type="date" office:date-value="2021-01-04T00:00:00" table:style-name="ce110">
            <text:p>04-ene-21</text:p>
          </table:table-cell>
          <table:table-cell office:value-type="string" table:style-name="ce107">
            <text:p>Registro-Contabilización Ajuste por "Pérdida/Activo FIjo" Dando de baja Laptop Note Book Dell-Dpto.Técnico-B.Baque-Robo factura#33495 Serimtec 24/04/2018</text:p>
          </table:table-cell>
          <table:table-cell table:number-columns-repeated="4" table:style-name="ce1"/>
          <table:table-cell office:value-type="float" office:value="760" table:style-name="ce111">
            <text:p>-760,00</text:p>
          </table:table-cell>
          <table:table-cell office:value-type="float" office:value="124792.68" table:style-name="ce108">
            <text:p>124.792,68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EN-12</text:p>
          </table:table-cell>
          <table:table-cell office:value-type="date" office:date-value="2021-01-12T00:00:00" table:style-name="ce110">
            <text:p>12-ene-21</text:p>
          </table:table-cell>
          <table:table-cell office:value-type="string" table:style-name="ce107">
            <text:p>Registro-Contabilización Tarj. Corp. Compras realizas por Amazon-Piezas de computadoras: Disco Duro, Memoria Ram y Procesador<text:s/></text:p>
          </table:table-cell>
          <table:table-cell table:number-columns-repeated="3" table:style-name="ce1"/>
          <table:table-cell office:value-type="float" office:value="340.75" table:style-name="ce108">
            <text:p>340,75<text:s/></text:p>
          </table:table-cell>
          <table:table-cell table:style-name="ce1"/>
          <table:table-cell office:value-type="float" office:value="125133.43" table:style-name="ce108">
            <text:p>125.133,43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EN-12</text:p>
          </table:table-cell>
          <table:table-cell office:value-type="date" office:date-value="2021-01-12T00:00:00" table:style-name="ce110">
            <text:p>12-ene-21</text:p>
          </table:table-cell>
          <table:table-cell office:value-type="string" table:style-name="ce107">
            <text:p>Registro-Contabilización Tarj. Corp. Compras realizas por Amazon-Piezas de computadoras: Disco Duro, Memoria Ram y Procesador</text:p>
          </table:table-cell>
          <table:table-cell table:number-columns-repeated="3" table:style-name="ce1"/>
          <table:table-cell office:value-type="float" office:value="1386.11" table:style-name="ce108">
            <text:p>1.386,11<text:s/></text:p>
          </table:table-cell>
          <table:table-cell table:style-name="ce1"/>
          <table:table-cell office:value-type="float" office:value="126519.54" table:style-name="ce108">
            <text:p>126.519,54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EN-12</text:p>
          </table:table-cell>
          <table:table-cell office:value-type="date" office:date-value="2021-01-12T00:00:00" table:style-name="ce110">
            <text:p>12-ene-21</text:p>
          </table:table-cell>
          <table:table-cell office:value-type="string" table:style-name="ce107">
            <text:p>Registro-Contabilización Tarj. Corp. Compras realizas por Amazon-Piezas de computadoras: Disco Duro, Memoria Ram y Procesador</text:p>
          </table:table-cell>
          <table:table-cell table:number-columns-repeated="3" table:style-name="ce1"/>
          <table:table-cell office:value-type="float" office:value="307.88" table:style-name="ce108">
            <text:p>307,88<text:s/></text:p>
          </table:table-cell>
          <table:table-cell table:style-name="ce1"/>
          <table:table-cell office:value-type="float" office:value="126827.42" table:style-name="ce108">
            <text:p>126.827,42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EN-13</text:p>
          </table:table-cell>
          <table:table-cell office:value-type="date" office:date-value="2021-01-13T00:00:00" table:style-name="ce110">
            <text:p>13-ene-21</text:p>
          </table:table-cell>
          <table:table-cell office:value-type="string" table:style-name="ce107">
            <text:p>Registro-Contabilización Tarj. Corp. Compras realizas por Amazon-Piezas de computadoras: Disco Duro, Memoria Ram y Procesador</text:p>
          </table:table-cell>
          <table:table-cell table:number-columns-repeated="3" table:style-name="ce1"/>
          <table:table-cell office:value-type="float" office:value="346.52" table:style-name="ce108">
            <text:p>346,52<text:s/></text:p>
          </table:table-cell>
          <table:table-cell table:style-name="ce1"/>
          <table:table-cell office:value-type="float" office:value="127173.94" table:style-name="ce108">
            <text:p>127.173,94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EN-13</text:p>
          </table:table-cell>
          <table:table-cell office:value-type="date" office:date-value="2021-01-13T00:00:00" table:style-name="ce110">
            <text:p>13-ene-21</text:p>
          </table:table-cell>
          <table:table-cell office:value-type="string" table:style-name="ce107">
            <text:p>Registro-Contabilización Tarj. Corp. Compras realizas por Amazon-Piezas de computadoras: Disco Duro, Memoria Ram y Procesador</text:p>
          </table:table-cell>
          <table:table-cell table:number-columns-repeated="3" table:style-name="ce1"/>
          <table:table-cell office:value-type="float" office:value="383.84" table:style-name="ce108">
            <text:p>383,84<text:s/></text:p>
          </table:table-cell>
          <table:table-cell table:style-name="ce1"/>
          <table:table-cell office:value-type="float" office:value="127557.78" table:style-name="ce108">
            <text:p>127.557,78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EN-13</text:p>
          </table:table-cell>
          <table:table-cell office:value-type="date" office:date-value="2021-01-13T00:00:00" table:style-name="ce110">
            <text:p>13-ene-21</text:p>
          </table:table-cell>
          <table:table-cell office:value-type="string" table:style-name="ce107">
            <text:p>Registro-Contabilización Tarj. Corp. Compras realizas por Amazon-Piezas de computadoras: Disco Duro, Memoria Ram y Procesador</text:p>
          </table:table-cell>
          <table:table-cell table:number-columns-repeated="3" table:style-name="ce1"/>
          <table:table-cell office:value-type="float" office:value="1386.11" table:style-name="ce108">
            <text:p>1.386,11<text:s/></text:p>
          </table:table-cell>
          <table:table-cell table:style-name="ce1"/>
          <table:table-cell office:value-type="float" office:value="128943.89" table:style-name="ce108">
            <text:p>128.943,89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EN-14</text:p>
          </table:table-cell>
          <table:table-cell office:value-type="date" office:date-value="2021-01-14T00:00:00" table:style-name="ce110">
            <text:p>14-ene-21</text:p>
          </table:table-cell>
          <table:table-cell office:value-type="string" table:style-name="ce107">
            <text:p>Registro-Contabilización Tarj. Corp. Compras realizas por Amazon-Piezas de computadoras: Disco Duro, Memoria Ram y Procesador</text:p>
          </table:table-cell>
          <table:table-cell table:number-columns-repeated="3" table:style-name="ce1"/>
          <table:table-cell office:value-type="float" office:value="234.56" table:style-name="ce108">
            <text:p>234,56<text:s/></text:p>
          </table:table-cell>
          <table:table-cell table:style-name="ce1"/>
          <table:table-cell office:value-type="float" office:value="129178.45" table:style-name="ce108">
            <text:p>129.178,45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FE-10</text:p>
          </table:table-cell>
          <table:table-cell office:value-type="date" office:date-value="2021-02-15T00:00:00" table:style-name="ce110">
            <text:p>15-feb-21</text:p>
          </table:table-cell>
          <table:table-cell office:value-type="string" table:style-name="ce107">
            <text:p>Registro-Contabilización Tarj. Corp. Compras realizadas en Amazon-Piezas de computadoras:Disco Duro, Memoria Ram y Procesador</text:p>
          </table:table-cell>
          <table:table-cell table:number-columns-repeated="3" table:style-name="ce1"/>
          <table:table-cell office:value-type="float" office:value="2199.98" table:style-name="ce108">
            <text:p>2.199,98<text:s/></text:p>
          </table:table-cell>
          <table:table-cell table:style-name="ce1"/>
          <table:table-cell office:value-type="float" office:value="131378.43" table:style-name="ce108">
            <text:p>131.378,43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FE-12</text:p>
          </table:table-cell>
          <table:table-cell office:value-type="date" office:date-value="2021-02-23T00:00:00" table:style-name="ce110">
            <text:p>23-feb-21</text:p>
          </table:table-cell>
          <table:table-cell office:value-type="string" table:style-name="ce107">
            <text:p>Registro-Contabilización Tarj. Corp. Compras realizadas en Amazon-Piezas de computadoras:Disco Duro, Memoria Ram y Procesador</text:p>
          </table:table-cell>
          <table:table-cell table:number-columns-repeated="3" table:style-name="ce1"/>
          <table:table-cell office:value-type="float" office:value="1387.72" table:style-name="ce108">
            <text:p>1.387,72<text:s/></text:p>
          </table:table-cell>
          <table:table-cell table:style-name="ce1"/>
          <table:table-cell office:value-type="float" office:value="132766.15" table:style-name="ce108">
            <text:p>132.766,15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DF-27</text:p>
          </table:table-cell>
          <table:table-cell office:value-type="date" office:date-value="2021-02-24T00:00:00" table:style-name="ce110">
            <text:p>24-feb-21</text:p>
          </table:table-cell>
          <table:table-cell office:value-type="string" table:style-name="ce107">
            <text:p>Fact # 7499 ECU013-ECUSOLTEG S.A. COMPRA DE MOUSE INALAMBRICO, DOS TARJETA DE VIDEO: GEFORCE RTX-307 - GAMINGX3, ANTENA EXTENSOR DE RANGO WIFI Y BASE COOLER BANDEJA ENFRIADORA METALICA (DPTO. SISTEMA-ROBERTO)</text:p>
          </table:table-cell>
          <table:table-cell table:number-columns-repeated="3" table:style-name="ce1"/>
          <table:table-cell office:value-type="float" office:value="1847.31" table:style-name="ce108">
            <text:p>1.847,31<text:s/></text:p>
          </table:table-cell>
          <table:table-cell table:style-name="ce1"/>
          <table:table-cell office:value-type="float" office:value="134613.46" table:style-name="ce108">
            <text:p>134.613,46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DR-889</text:p>
          </table:table-cell>
          <table:table-cell office:value-type="date" office:date-value="2021-02-26T00:00:00" table:style-name="ce110">
            <text:p>26-feb-21</text:p>
          </table:table-cell>
          <table:table-cell office:value-type="string" table:style-name="ce107">
            <text:p>Liqu # 2701 MER005-MERELO ANGULO ROBERTO MANUEL REEMBOLSO POR COMPRA DE MAIN BOARD MAS ENVÍO</text:p>
          </table:table-cell>
          <table:table-cell table:number-columns-repeated="3" table:style-name="ce1"/>
          <table:table-cell office:value-type="float" office:value="335" table:style-name="ce108">
            <text:p>335,00<text:s/></text:p>
          </table:table-cell>
          <table:table-cell table:style-name="ce1"/>
          <table:table-cell office:value-type="float" office:value="134948.46" table:style-name="ce108">
            <text:p>134.948,46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DF-81</text:p>
          </table:table-cell>
          <table:table-cell office:value-type="date" office:date-value="2021-02-27T00:00:00" table:style-name="ce110">
            <text:p>27-feb-21</text:p>
          </table:table-cell>
          <table:table-cell office:value-type="string" table:style-name="ce107">
            <text:p>Fact # 8442 ALD003-ALDAS ROMERO ERIK ANDRES COMPRA DE FUENTE DE PODER CORSAIR CV450</text:p>
          </table:table-cell>
          <table:table-cell table:number-columns-repeated="3" table:style-name="ce1"/>
          <table:table-cell office:value-type="float" office:value="62.5" table:style-name="ce108">
            <text:p>62,50<text:s/></text:p>
          </table:table-cell>
          <table:table-cell table:style-name="ce1"/>
          <table:table-cell office:value-type="float" office:value="135010.96" table:style-name="ce108">
            <text:p>135.010,96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DF-9</text:p>
          </table:table-cell>
          <table:table-cell office:value-type="date" office:date-value="2021-04-06T00:00:00" table:style-name="ce110">
            <text:p>06-abr-21</text:p>
          </table:table-cell>
          <table:table-cell office:value-type="string" table:style-name="ce107">
            <text:p>Fact # 780 ALD003-ALDAS ROMERO ERIK ANDRES COMPRA DE MAINBOARD MSI MPG Z490 CARBON WIFI LGA 1200 4DDR4 3PCI LAN,HDMI,DP,WIFI,BT (911-7C73-001)</text:p>
          </table:table-cell>
          <table:table-cell table:number-columns-repeated="3" table:style-name="ce1"/>
          <table:table-cell office:value-type="float" office:value="436" table:style-name="ce108">
            <text:p>436,00<text:s/></text:p>
          </table:table-cell>
          <table:table-cell table:style-name="ce1"/>
          <table:table-cell office:value-type="float" office:value="135446.96" table:style-name="ce108">
            <text:p>135.446,96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DF-50</text:p>
          </table:table-cell>
          <table:table-cell office:value-type="date" office:date-value="2021-04-27T00:00:00" table:style-name="ce110">
            <text:p>27-abr-21</text:p>
          </table:table-cell>
          <table:table-cell office:value-type="string" table:style-name="ce107">
            <text:p>Fact # 61167 SER020-SERIMTEC PC ECUADOR S.A. COMPRA DE DISCO DURO NOTEBOOK (1TB 128MB DIGITAL WD10SPZX 7MM AZUL SERIE:WXD2A40PYLS3) Y NOTEBOOK DELL INSPIRON (CORE I5 8GB SSD-256GB 15.6LED SERIE): CYVYVC3 <text:s/>MFG YR: 2021 <text:s/>EXPRESS SERVICE CODE: 28230933027</text:p>
          </table:table-cell>
          <table:table-cell table:number-columns-repeated="3" table:style-name="ce1"/>
          <table:table-cell office:value-type="float" office:value="866" table:style-name="ce108">
            <text:p>866,00<text:s/></text:p>
          </table:table-cell>
          <table:table-cell table:style-name="ce1"/>
          <table:table-cell office:value-type="float" office:value="136312.95999999999" table:style-name="ce108">
            <text:p>136.312,96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DF-18</text:p>
          </table:table-cell>
          <table:table-cell office:value-type="date" office:date-value="2021-07-28T00:00:00" table:style-name="ce110">
            <text:p>28-jul-21</text:p>
          </table:table-cell>
          <table:table-cell office:value-type="string" table:style-name="ce107">
            <text:p>Fact # 4804 ALD003-ALDAS ROMERO ERIK ANDRES COMPRA DE MONITOR ASUS TUF GAMING VG27WQ1B CURVO 27"</text:p>
          </table:table-cell>
          <table:table-cell table:number-columns-repeated="3" table:style-name="ce1"/>
          <table:table-cell office:value-type="float" office:value="598.49" table:style-name="ce108">
            <text:p>598,49<text:s/></text:p>
          </table:table-cell>
          <table:table-cell table:style-name="ce1"/>
          <table:table-cell office:value-type="float" office:value="136911.45000000001" table:style-name="ce108">
            <text:p>136.911,45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DF-19</text:p>
          </table:table-cell>
          <table:table-cell office:value-type="date" office:date-value="2021-07-28T00:00:00" table:style-name="ce110">
            <text:p>28-jul-21</text:p>
          </table:table-cell>
          <table:table-cell office:value-type="string" table:style-name="ce107">
            <text:p>Fact # 4812 ALD003-ALDAS ROMERO ERIK ANDRES COMPRA DE SERVIDOR NAS SYNOLOGY DISKSTATION DS162 + 6-BAHÍAS SATA 4GB RAM , <text:s/>SERVIDOR NAS SYNOLOGY DISKSTATION DS1821 + 8-BAHÍAS SATA 4GB RAM, (14 ) DISCO DURO SEAGATE IRON WOLF NAS 4TB SATA-6G/S 64MB</text:p>
          </table:table-cell>
          <table:table-cell table:number-columns-repeated="3" table:style-name="ce1"/>
          <table:table-cell office:value-type="float" office:value="5460.3" table:style-name="ce108">
            <text:p>5.460,30<text:s/></text:p>
          </table:table-cell>
          <table:table-cell table:style-name="ce1"/>
          <table:table-cell office:value-type="float" office:value="142371.75" table:style-name="ce108">
            <text:p>142.371,75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DF-7</text:p>
          </table:table-cell>
          <table:table-cell office:value-type="date" office:date-value="2021-08-16T00:00:00" table:style-name="ce110">
            <text:p>16-ago-21</text:p>
          </table:table-cell>
          <table:table-cell office:value-type="string" table:style-name="ce107">
            <text:p>Fact # 5345 ALD003-ALDAS ROMERO ERIK ANDRES COMPRA DE NOTEBOOK LENOVO IDEAPAD3 CORE I5-1021U 8GB/512SSD/15.6" Y RAM ADATA 8GB DDR4 2666MHZ SO-DIMM <text:s/>(DPTO. VENTAS - I.VITERI)</text:p>
          </table:table-cell>
          <table:table-cell table:number-columns-repeated="3" table:style-name="ce1"/>
          <table:table-cell office:value-type="float" office:value="837.48" table:style-name="ce108">
            <text:p>837,48<text:s/></text:p>
          </table:table-cell>
          <table:table-cell table:style-name="ce1"/>
          <table:table-cell office:value-type="float" office:value="143209.23000000001" table:style-name="ce108">
            <text:p>143.209,23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8">
            <text:p>Saldo Inicial</text:p>
          </table:table-cell>
          <table:table-cell office:value-type="float" office:value="125552.68" table:style-name="ce109">
            <text:p>125.552,68<text:s/></text:p>
          </table:table-cell>
          <table:table-cell office:value-type="string" table:style-name="ce88">
            <text:p>Débito</text:p>
          </table:table-cell>
          <table:table-cell office:value-type="float" office:value="18416.55" table:style-name="ce109">
            <text:p>18.416,55<text:s/></text:p>
          </table:table-cell>
          <table:table-cell office:value-type="string" table:style-name="ce88">
            <text:p>Crédito</text:p>
          </table:table-cell>
          <table:table-cell office:value-type="float" office:value="760" table:style-name="ce109">
            <text:p>760,00<text:s/></text:p>
          </table:table-cell>
          <table:table-cell table:style-name="ce1"/>
          <table:table-cell office:value-type="string" table:style-name="ce88">
            <text:p>Saldo Final</text:p>
          </table:table-cell>
          <table:table-cell office:value-type="float" office:value="143209.23000000001" table:style-name="ce109">
            <text:p>143.209,23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5">
            <text:p>Cuenta</text:p>
          </table:table-cell>
          <table:table-cell office:value-type="string" table:style-name="ce107">
            <text:p>120104 <text:s text:c="2"/>EQUIPOS DE TELECOMUNICACIONE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6">
            <text:p>Auxiliar</text:p>
          </table:table-cell>
          <table:table-cell table:number-columns-repeated="8" table:style-name="ce1"/>
          <table:table-cell office:value-type="string" table:style-name="ce88">
            <text:p>Saldo Inicial</text:p>
          </table:table-cell>
          <table:table-cell office:value-type="float" office:value="260911.55" table:style-name="ce108">
            <text:p>260.911,55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05">
            <text:p>DF-34</text:p>
          </table:table-cell>
          <table:table-cell office:value-type="date" office:date-value="2021-01-25T00:00:00" table:style-name="ce110">
            <text:p>25-ene-21</text:p>
          </table:table-cell>
          <table:table-cell office:value-type="string" table:style-name="ce107">
            <text:p>Fact # 7392 ALD003-ALDAS ROMERO ERIK ANDRES COMPRA DE UN CASE ASUS ROG STRIX HELIOS GX601 CON MANGO Y FUENTE DE PODER CORSAIR RM1000X - 1000 WATTS - 80 PLUS GOLD</text:p>
          </table:table-cell>
          <table:table-cell table:number-columns-repeated="3" table:style-name="ce1"/>
          <table:table-cell office:value-type="float" office:value="665" table:style-name="ce108">
            <text:p>665,00<text:s/></text:p>
          </table:table-cell>
          <table:table-cell table:style-name="ce1"/>
          <table:table-cell office:value-type="float" office:value="261576.55" table:style-name="ce108">
            <text:p>261.576,55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DF-50</text:p>
          </table:table-cell>
          <table:table-cell office:value-type="date" office:date-value="2021-01-26T00:00:00" table:style-name="ce110">
            <text:p>26-ene-21</text:p>
          </table:table-cell>
          <table:table-cell office:value-type="string" table:style-name="ce107">
            <text:p>Fact # 7429 ALD003-ALDAS ROMERO ERIK ANDRES COMPRA DE DISCO DURO SEAGATE BARRACUDA 3TB 3.5 7200RPM SATA- 6GBPS - ST3000DM007</text:p>
          </table:table-cell>
          <table:table-cell table:number-columns-repeated="3" table:style-name="ce1"/>
          <table:table-cell office:value-type="float" office:value="132" table:style-name="ce108">
            <text:p>132,00<text:s/></text:p>
          </table:table-cell>
          <table:table-cell table:style-name="ce1"/>
          <table:table-cell office:value-type="float" office:value="261708.55" table:style-name="ce108">
            <text:p>261.708,55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DF-3</text:p>
          </table:table-cell>
          <table:table-cell office:value-type="date" office:date-value="2021-02-04T00:00:00" table:style-name="ce110">
            <text:p>04-feb-21</text:p>
          </table:table-cell>
          <table:table-cell office:value-type="string" table:style-name="ce107">
            <text:p>Fact # 17324 DIG001-1-700 DIGITAL S.A. COMPRA DE TARJETA VIDEO PARA PC ZOTAC GEFORCE RTX 3060 TI TWIN EDGE OC 8GB Y UNA TARJETA VIDEO ZOTAC GEFORCE RTX 3070 TWIN EDGE OC</text:p>
          </table:table-cell>
          <table:table-cell table:number-columns-repeated="3" table:style-name="ce1"/>
          <table:table-cell office:value-type="float" office:value="1601.79" table:style-name="ce108">
            <text:p>1.601,79<text:s/></text:p>
          </table:table-cell>
          <table:table-cell table:style-name="ce1"/>
          <table:table-cell office:value-type="float" office:value="263310.34000000003" table:style-name="ce108">
            <text:p>263.310,34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DF-11</text:p>
          </table:table-cell>
          <table:table-cell office:value-type="date" office:date-value="2021-02-04T00:00:00" table:style-name="ce110">
            <text:p>04-feb-21</text:p>
          </table:table-cell>
          <table:table-cell office:value-type="string" table:style-name="ce107">
            <text:p>Fact # 58995 SER020-SERIMTEC PC ECUADOR S.A. COMPRA DE TARJETA DE VIDEO 8GB PCI EXPRESS, SERIE:LCYVCM027373ZZ6</text:p>
          </table:table-cell>
          <table:table-cell table:number-columns-repeated="3" table:style-name="ce1"/>
          <table:table-cell office:value-type="float" office:value="962" table:style-name="ce108">
            <text:p>962,00<text:s/></text:p>
          </table:table-cell>
          <table:table-cell table:style-name="ce1"/>
          <table:table-cell office:value-type="float" office:value="264272.34000000003" table:style-name="ce108">
            <text:p>264.272,34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DF-12</text:p>
          </table:table-cell>
          <table:table-cell office:value-type="date" office:date-value="2021-02-05T00:00:00" table:style-name="ce110">
            <text:p>05-feb-21</text:p>
          </table:table-cell>
          <table:table-cell office:value-type="string" table:style-name="ce107">
            <text:p>Fact # 7835 ALD003-ALDAS ROMERO ERIK ANDRES COMPRA DE TARJETA DE VIDEO GIGABYTE GEFORCE RTX 3070 8GB, <text:s/>TARJETA DE VIDEO ASUS GEFORCE RTX 3070 8GB, CPU-PROCESADOR INTEL CORE I5, TARJETA MAINBOARD ASUS ROG STRIX Z490-E GAMING, TARJETA SSD WD GREEN 120GB 2.5</text:p>
          </table:table-cell>
          <table:table-cell table:number-columns-repeated="3" table:style-name="ce1"/>
          <table:table-cell office:value-type="float" office:value="2596" table:style-name="ce108">
            <text:p>2.596,00<text:s/></text:p>
          </table:table-cell>
          <table:table-cell table:style-name="ce1"/>
          <table:table-cell office:value-type="float" office:value="266868.34000000003" table:style-name="ce108">
            <text:p>266.868,34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DF-13</text:p>
          </table:table-cell>
          <table:table-cell office:value-type="date" office:date-value="2021-02-08T00:00:00" table:style-name="ce110">
            <text:p>08-feb-21</text:p>
          </table:table-cell>
          <table:table-cell office:value-type="string" table:style-name="ce107">
            <text:p>Fact # 7888 ALD003-ALDAS ROMERO ERIK ANDRES COMPRA DE FUENTE CORSAIR AX1600I 1600 WATTS - 80 PLUS TITANIUM</text:p>
          </table:table-cell>
          <table:table-cell table:number-columns-repeated="3" table:style-name="ce1"/>
          <table:table-cell office:value-type="float" office:value="535.71" table:style-name="ce108">
            <text:p>535,71<text:s/></text:p>
          </table:table-cell>
          <table:table-cell table:style-name="ce1"/>
          <table:table-cell office:value-type="float" office:value="267404.05" table:style-name="ce108">
            <text:p>267.404,05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DF-19</text:p>
          </table:table-cell>
          <table:table-cell office:value-type="date" office:date-value="2021-02-08T00:00:00" table:style-name="ce110">
            <text:p>08-feb-21</text:p>
          </table:table-cell>
          <table:table-cell office:value-type="string" table:style-name="ce107">
            <text:p>Fact # 1106 PER012-PEREZ PAREDES MONICA ELIZABETH COMPRA DE DOS CASE GAMING 12-18 SLOTS, DOS CASE GAMING 6-9 SLOTS Y 12 ADAPTADOR TARJETA DE VIDEO RISER</text:p>
          </table:table-cell>
          <table:table-cell table:number-columns-repeated="3" table:style-name="ce1"/>
          <table:table-cell office:value-type="float" office:value="566.96" table:style-name="ce108">
            <text:p>566,96<text:s/></text:p>
          </table:table-cell>
          <table:table-cell table:style-name="ce1"/>
          <table:table-cell office:value-type="float" office:value="267971.01" table:style-name="ce108">
            <text:p>267.971,01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DF-43</text:p>
          </table:table-cell>
          <table:table-cell office:value-type="date" office:date-value="2021-02-19T00:00:00" table:style-name="ce110">
            <text:p>19-feb-21</text:p>
          </table:table-cell>
          <table:table-cell office:value-type="string" table:style-name="ce107">
            <text:p>Fact # 51696 PER002-PERMONSA S. A. COMPRA DE CENTRAL TELEFÓNICA PBX IP C074AD322D4E</text:p>
          </table:table-cell>
          <table:table-cell table:number-columns-repeated="3" table:style-name="ce1"/>
          <table:table-cell office:value-type="float" office:value="610.5" table:style-name="ce108">
            <text:p>610,50<text:s/></text:p>
          </table:table-cell>
          <table:table-cell table:style-name="ce1"/>
          <table:table-cell office:value-type="float" office:value="268581.51" table:style-name="ce108">
            <text:p>268.581,51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DF-59</text:p>
          </table:table-cell>
          <table:table-cell office:value-type="date" office:date-value="2021-02-23T00:00:00" table:style-name="ce110">
            <text:p>23-feb-21</text:p>
          </table:table-cell>
          <table:table-cell office:value-type="string" table:style-name="ce107">
            <text:p>Fact # 17539 DIG001-1-700 DIGITAL S.A. COMPRA DE UPS CDP URRS-2008 INTERACTIVO 2000VA-1400W</text:p>
          </table:table-cell>
          <table:table-cell table:number-columns-repeated="3" table:style-name="ce1"/>
          <table:table-cell office:value-type="float" office:value="231.25" table:style-name="ce108">
            <text:p>231,25<text:s/></text:p>
          </table:table-cell>
          <table:table-cell table:style-name="ce1"/>
          <table:table-cell office:value-type="float" office:value="268812.76" table:style-name="ce108">
            <text:p>268.812,76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DF-1</text:p>
          </table:table-cell>
          <table:table-cell office:value-type="date" office:date-value="2021-03-08T00:00:00" table:style-name="ce110">
            <text:p>08-mar-21</text:p>
          </table:table-cell>
          <table:table-cell office:value-type="string" table:style-name="ce107">
            <text:p>Fact # 8699 ALD003-ALDAS ROMERO ERIK ANDRES COMPRA DE TARJETA DE VIDEO ASUS TUF-RX6900XT-O16G-GAMING - RADEON RX 6900 XT 16GB</text:p>
          </table:table-cell>
          <table:table-cell table:number-columns-repeated="3" table:style-name="ce1"/>
          <table:table-cell office:value-type="float" office:value="2479.9899999999998" table:style-name="ce108">
            <text:p>2.479,99<text:s/></text:p>
          </table:table-cell>
          <table:table-cell table:style-name="ce1"/>
          <table:table-cell office:value-type="float" office:value="271292.75" table:style-name="ce108">
            <text:p>271.292,75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8">
            <text:p>Saldo Inicial</text:p>
          </table:table-cell>
          <table:table-cell office:value-type="float" office:value="260911.55" table:style-name="ce109">
            <text:p>260.911,55<text:s/></text:p>
          </table:table-cell>
          <table:table-cell office:value-type="string" table:style-name="ce88">
            <text:p>Débito</text:p>
          </table:table-cell>
          <table:table-cell office:value-type="float" office:value="10381.200000000001" table:style-name="ce109">
            <text:p>10.381,20<text:s/></text:p>
          </table:table-cell>
          <table:table-cell office:value-type="string" table:style-name="ce88">
            <text:p>Crédito</text:p>
          </table:table-cell>
          <table:table-cell office:value-type="float" office:value="0" table:style-name="ce109">
            <text:p>0,00<text:s/></text:p>
          </table:table-cell>
          <table:table-cell table:style-name="ce1"/>
          <table:table-cell office:value-type="string" table:style-name="ce88">
            <text:p>Saldo Final</text:p>
          </table:table-cell>
          <table:table-cell office:value-type="float" office:value="271292.75" table:style-name="ce109">
            <text:p>271.292,75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5">
            <text:p>Cuenta</text:p>
          </table:table-cell>
          <table:table-cell office:value-type="string" table:style-name="ce107">
            <text:p>120109 <text:s text:c="2"/>OTROS ACTIVOS FIJO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6">
            <text:p>Auxiliar</text:p>
          </table:table-cell>
          <table:table-cell table:number-columns-repeated="8" table:style-name="ce1"/>
          <table:table-cell office:value-type="string" table:style-name="ce88">
            <text:p>Saldo Inicial</text:p>
          </table:table-cell>
          <table:table-cell office:value-type="float" office:value="32440.74" table:style-name="ce108">
            <text:p>32.440,74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05">
            <text:p>DF-19</text:p>
          </table:table-cell>
          <table:table-cell office:value-type="date" office:date-value="2021-04-15T00:00:00" table:style-name="ce110">
            <text:p>15-abr-21</text:p>
          </table:table-cell>
          <table:table-cell office:value-type="string" table:style-name="ce107">
            <text:p>Fact # 4749 ALC010-ALCIVAR BRICIO HUMBERTO COMPRA DE ACOND. DE AIRE: SPLIT DE PARED DE 24000BRU</text:p>
          </table:table-cell>
          <table:table-cell table:number-columns-repeated="3" table:style-name="ce1"/>
          <table:table-cell office:value-type="float" office:value="632.54" table:style-name="ce108">
            <text:p>632,54<text:s/></text:p>
          </table:table-cell>
          <table:table-cell table:style-name="ce1"/>
          <table:table-cell office:value-type="float" office:value="33073.279999999999" table:style-name="ce108">
            <text:p>33.073,28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DF-20</text:p>
          </table:table-cell>
          <table:table-cell office:value-type="date" office:date-value="2021-04-15T00:00:00" table:style-name="ce110">
            <text:p>15-abr-21</text:p>
          </table:table-cell>
          <table:table-cell office:value-type="string" table:style-name="ce107">
            <text:p>Fact # 4747 ALC010-ALCIVAR BRICIO HUMBERTO COMPRA DE ACOND. DE AIRE: SPLIT DECORATIVO DE PARED DE 24000BTU</text:p>
          </table:table-cell>
          <table:table-cell table:number-columns-repeated="3" table:style-name="ce1"/>
          <table:table-cell office:value-type="float" office:value="632.54" table:style-name="ce108">
            <text:p>632,54<text:s/></text:p>
          </table:table-cell>
          <table:table-cell table:style-name="ce1"/>
          <table:table-cell office:value-type="float" office:value="33705.82" table:style-name="ce108">
            <text:p>33.705,82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105">
            <text:p>DF-5</text:p>
          </table:table-cell>
          <table:table-cell office:value-type="date" office:date-value="2021-06-16T00:00:00" table:style-name="ce110">
            <text:p>16-jun-21</text:p>
          </table:table-cell>
          <table:table-cell office:value-type="string" table:style-name="ce107">
            <text:p>Fact # 9486 LAI005-LAINES FIGUEROA SERGIO MARTIN COMPRA DE SMART 55" LG 55UN7100PSA SERIE:103RMQKES196</text:p>
          </table:table-cell>
          <table:table-cell table:number-columns-repeated="3" table:style-name="ce1"/>
          <table:table-cell office:value-type="float" office:value="625" table:style-name="ce108">
            <text:p>625,00<text:s/></text:p>
          </table:table-cell>
          <table:table-cell table:style-name="ce1"/>
          <table:table-cell office:value-type="float" office:value="34330.82" table:style-name="ce108">
            <text:p>34.330,82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8">
            <text:p>Saldo Inicial</text:p>
          </table:table-cell>
          <table:table-cell office:value-type="float" office:value="32440.74" table:style-name="ce109">
            <text:p>32.440,74<text:s/></text:p>
          </table:table-cell>
          <table:table-cell office:value-type="string" table:style-name="ce88">
            <text:p>Débito</text:p>
          </table:table-cell>
          <table:table-cell office:value-type="float" office:value="1890.08" table:style-name="ce109">
            <text:p>1.890,08<text:s/></text:p>
          </table:table-cell>
          <table:table-cell office:value-type="string" table:style-name="ce88">
            <text:p>Crédito</text:p>
          </table:table-cell>
          <table:table-cell office:value-type="float" office:value="0" table:style-name="ce109">
            <text:p>0,00<text:s/></text:p>
          </table:table-cell>
          <table:table-cell table:style-name="ce1"/>
          <table:table-cell office:value-type="string" table:style-name="ce88">
            <text:p>Saldo Final</text:p>
          </table:table-cell>
          <table:table-cell office:value-type="float" office:value="34330.82" table:style-name="ce109">
            <text:p>34.330,82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5">
            <text:p>Cuenta</text:p>
          </table:table-cell>
          <table:table-cell office:value-type="string" table:style-name="ce107">
            <text:p>120202 <text:s text:c="2"/>DEP. ACUM. VEHÝCULO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6">
            <text:p>Auxiliar</text:p>
          </table:table-cell>
          <table:table-cell table:number-columns-repeated="8" table:style-name="ce1"/>
          <table:table-cell office:value-type="string" table:style-name="ce88">
            <text:p>Saldo Inicial</text:p>
          </table:table-cell>
          <table:table-cell office:value-type="float" office:value="-500" table:style-name="ce108">
            <text:p>-500,00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07">
            <text:p>Auxiliar No tiene movimientos en este período</text:p>
          </table:table-cell>
          <table:table-cell table:number-columns-repeated="3" table:style-name="ce1"/>
          <table:table-cell office:value-type="float" office:value="0" table:style-name="ce108">
            <text:p>0,00<text:s/></text:p>
          </table:table-cell>
          <table:table-cell table:style-name="ce1"/>
          <table:table-cell office:value-type="float" office:value="-500" table:style-name="ce108">
            <text:p>-500,00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8">
            <text:p>Saldo Inicial</text:p>
          </table:table-cell>
          <table:table-cell office:value-type="float" office:value="-500" table:style-name="ce109">
            <text:p>-500,00</text:p>
          </table:table-cell>
          <table:table-cell office:value-type="string" table:style-name="ce88">
            <text:p>Débito</text:p>
          </table:table-cell>
          <table:table-cell office:value-type="float" office:value="0" table:style-name="ce109">
            <text:p>0,00<text:s/></text:p>
          </table:table-cell>
          <table:table-cell office:value-type="string" table:style-name="ce88">
            <text:p>Crédito</text:p>
          </table:table-cell>
          <table:table-cell office:value-type="float" office:value="0" table:style-name="ce109">
            <text:p>0,00<text:s/></text:p>
          </table:table-cell>
          <table:table-cell table:style-name="ce1"/>
          <table:table-cell office:value-type="string" table:style-name="ce88">
            <text:p>Saldo Final</text:p>
          </table:table-cell>
          <table:table-cell office:value-type="float" office:value="-500" table:style-name="ce109">
            <text:p>-500,00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5">
            <text:p>Cuenta</text:p>
          </table:table-cell>
          <table:table-cell office:value-type="string" table:style-name="ce107">
            <text:p>120203 <text:s text:c="2"/>DEP. ACUM.EQUIPO COMPUTACION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6">
            <text:p>Auxiliar</text:p>
          </table:table-cell>
          <table:table-cell table:number-columns-repeated="8" table:style-name="ce1"/>
          <table:table-cell office:value-type="string" table:style-name="ce88">
            <text:p>Saldo Inicial</text:p>
          </table:table-cell>
          <table:table-cell office:value-type="float" office:value="-122031.56" table:style-name="ce108">
            <text:p>-122.031,56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07">
            <text:p>Auxiliar No tiene movimientos en este período</text:p>
          </table:table-cell>
          <table:table-cell table:number-columns-repeated="3" table:style-name="ce1"/>
          <table:table-cell office:value-type="float" office:value="0" table:style-name="ce108">
            <text:p>0,00<text:s/></text:p>
          </table:table-cell>
          <table:table-cell table:style-name="ce1"/>
          <table:table-cell office:value-type="float" office:value="-122031.56" table:style-name="ce108">
            <text:p>-122.031,56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8">
            <text:p>Saldo Inicial</text:p>
          </table:table-cell>
          <table:table-cell office:value-type="float" office:value="-122031.56" table:style-name="ce109">
            <text:p>-122.031,56</text:p>
          </table:table-cell>
          <table:table-cell office:value-type="string" table:style-name="ce88">
            <text:p>Débito</text:p>
          </table:table-cell>
          <table:table-cell office:value-type="float" office:value="0" table:style-name="ce109">
            <text:p>0,00<text:s/></text:p>
          </table:table-cell>
          <table:table-cell office:value-type="string" table:style-name="ce88">
            <text:p>Crédito</text:p>
          </table:table-cell>
          <table:table-cell office:value-type="float" office:value="0" table:style-name="ce109">
            <text:p>0,00<text:s/></text:p>
          </table:table-cell>
          <table:table-cell table:style-name="ce1"/>
          <table:table-cell office:value-type="string" table:style-name="ce88">
            <text:p>Saldo Final</text:p>
          </table:table-cell>
          <table:table-cell office:value-type="float" office:value="-122031.56" table:style-name="ce109">
            <text:p>-122.031,56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5">
            <text:p>Cuenta</text:p>
          </table:table-cell>
          <table:table-cell office:value-type="string" table:style-name="ce107">
            <text:p>120204 <text:s text:c="2"/>DEP. ACUM. EQUIPOS TELEFONICO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6">
            <text:p>Auxiliar</text:p>
          </table:table-cell>
          <table:table-cell table:number-columns-repeated="8" table:style-name="ce1"/>
          <table:table-cell office:value-type="string" table:style-name="ce88">
            <text:p>Saldo Inicial</text:p>
          </table:table-cell>
          <table:table-cell office:value-type="float" office:value="-64489.79" table:style-name="ce108">
            <text:p>-64.489,79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05">
            <text:p>EN-17</text:p>
          </table:table-cell>
          <table:table-cell office:value-type="date" office:date-value="2021-01-04T00:00:00" table:style-name="ce110">
            <text:p>04-ene-21</text:p>
          </table:table-cell>
          <table:table-cell office:value-type="string" table:style-name="ce107">
            <text:p>Registro-Contabilización Ajuste por "Pérdida/Activo FIjo" Dando de baja Laptop Note Book Dell-Dpto.Técnico-B.Baque-Robo factura#33495 Serimtec 24/04/2018 al 31/dic/2020</text:p>
          </table:table-cell>
          <table:table-cell table:number-columns-repeated="3" table:style-name="ce1"/>
          <table:table-cell office:value-type="float" office:value="675.52" table:style-name="ce108">
            <text:p>675,52<text:s/></text:p>
          </table:table-cell>
          <table:table-cell table:style-name="ce1"/>
          <table:table-cell office:value-type="float" office:value="-63814.27" table:style-name="ce108">
            <text:p>-63.814,27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8">
            <text:p>Saldo Inicial</text:p>
          </table:table-cell>
          <table:table-cell office:value-type="float" office:value="-64489.79" table:style-name="ce109">
            <text:p>-64.489,79</text:p>
          </table:table-cell>
          <table:table-cell office:value-type="string" table:style-name="ce88">
            <text:p>Débito</text:p>
          </table:table-cell>
          <table:table-cell office:value-type="float" office:value="675.52" table:style-name="ce109">
            <text:p>675,52<text:s/></text:p>
          </table:table-cell>
          <table:table-cell office:value-type="string" table:style-name="ce88">
            <text:p>Crédito</text:p>
          </table:table-cell>
          <table:table-cell office:value-type="float" office:value="0" table:style-name="ce109">
            <text:p>0,00<text:s/></text:p>
          </table:table-cell>
          <table:table-cell table:style-name="ce1"/>
          <table:table-cell office:value-type="string" table:style-name="ce88">
            <text:p>Saldo Final</text:p>
          </table:table-cell>
          <table:table-cell office:value-type="float" office:value="-63814.27" table:style-name="ce109">
            <text:p>-63.814,27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5">
            <text:p>Cuenta</text:p>
          </table:table-cell>
          <table:table-cell office:value-type="string" table:style-name="ce107">
            <text:p>120209 <text:s text:c="2"/>DEP. ACUM. OTROS ACTIVOS FIJO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6">
            <text:p>Auxiliar</text:p>
          </table:table-cell>
          <table:table-cell table:number-columns-repeated="8" table:style-name="ce1"/>
          <table:table-cell office:value-type="string" table:style-name="ce88">
            <text:p>Saldo Inicial</text:p>
          </table:table-cell>
          <table:table-cell office:value-type="float" office:value="-26403.18" table:style-name="ce108">
            <text:p>-26.403,18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07">
            <text:p>Auxiliar No tiene movimientos en este período</text:p>
          </table:table-cell>
          <table:table-cell table:number-columns-repeated="3" table:style-name="ce1"/>
          <table:table-cell office:value-type="float" office:value="0" table:style-name="ce108">
            <text:p>0,00<text:s/></text:p>
          </table:table-cell>
          <table:table-cell table:style-name="ce1"/>
          <table:table-cell office:value-type="float" office:value="-26403.18" table:style-name="ce108">
            <text:p>-26.403,18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8">
            <text:p>Saldo Inicial</text:p>
          </table:table-cell>
          <table:table-cell office:value-type="float" office:value="-26403.18" table:style-name="ce109">
            <text:p>-26.403,18</text:p>
          </table:table-cell>
          <table:table-cell office:value-type="string" table:style-name="ce88">
            <text:p>Débito</text:p>
          </table:table-cell>
          <table:table-cell office:value-type="float" office:value="0" table:style-name="ce109">
            <text:p>0,00<text:s/></text:p>
          </table:table-cell>
          <table:table-cell office:value-type="string" table:style-name="ce88">
            <text:p>Crédito</text:p>
          </table:table-cell>
          <table:table-cell office:value-type="float" office:value="0" table:style-name="ce109">
            <text:p>0,00<text:s/></text:p>
          </table:table-cell>
          <table:table-cell table:style-name="ce1"/>
          <table:table-cell office:value-type="string" table:style-name="ce88">
            <text:p>Saldo Final</text:p>
          </table:table-cell>
          <table:table-cell office:value-type="float" office:value="-26403.18" table:style-name="ce109">
            <text:p>-26.403,18</text:p>
          </table:table-cell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88">
            <text:p>Saldo Inicial</text:p>
          </table:table-cell>
          <table:table-cell office:value-type="float" office:value="220480.44" table:style-name="ce112">
            <text:p>220.480,44<text:s/></text:p>
          </table:table-cell>
          <table:table-cell office:value-type="string" table:style-name="ce88">
            <text:p>Débito</text:p>
          </table:table-cell>
          <table:table-cell office:value-type="float" office:value="31363.35" table:style-name="ce112">
            <text:p>31.363,35<text:s/></text:p>
          </table:table-cell>
          <table:table-cell office:value-type="string" table:style-name="ce88">
            <text:p>Crédito</text:p>
          </table:table-cell>
          <table:table-cell office:value-type="float" office:value="760" table:style-name="ce112">
            <text:p>760,00<text:s/></text:p>
          </table:table-cell>
          <table:table-cell table:style-name="ce1"/>
          <table:table-cell office:value-type="string" table:style-name="ce88">
            <text:p>Saldo Final</text:p>
          </table:table-cell>
          <table:table-cell office:value-type="float" office:value="251083.79" table:style-name="ce112">
            <text:p>251.083,79<text:s/></text:p>
          </table:table-cell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custom-shape svg:x="0.08333in" svg:y="0in" svg:width="1.45833in" svg:height="0.35417in" draw:z-index="1" draw:id="id1" draw:style-name="a8" draw:name="Imagen 1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97">
            <text:p>N</text:p>
          </table:table-cell>
          <table:table-cell table:number-columns-repeated="5" table:style-name="ce1"/>
          <table:table-cell office:value-type="string" table:style-name="ce113">
            <text:p>rptConsContMayor.rpt</text:p>
          </table:table-cell>
          <table:table-cell table:number-columns-repeated="16373"/>
        </table:table-row>
        <table:table-row table:number-rows-repeated="1048473" table:style-name="ro1">
          <table:table-cell table:number-columns-repeated="16384"/>
        </table:table-row>
      </table:table>
      <table:table table:name="'file:///D:/Users/Dara%20Macias/Desktop/Linkotel,%20papeles%20de%20trabajo%20auditoria%202020.xls'#Indice" table:style-name="ta4">
        <table:table-source xlink:href="file:///D:/Users/Dara%20Macias/Desktop/Linkotel,%20papeles%20de%20trabajo%20auditoria%202020.xls" table:table-name="Indic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BG-A" table:style-name="ta4">
        <table:table-source xlink:href="file:///D:/Users/Dara%20Macias/Desktop/Linkotel,%20papeles%20de%20trabajo%20auditoria%202020.xls" table:table-name="BG-A" table:mode="copy-results-only"/>
        <table:table-column/>
        <table:table-row>
          <table:table-cell table:number-columns-repeated="16384"/>
        </table:table-row>
        <table:table-row>
          <table:table-cell office:value-type="string" office:string-value="LINKOTEL S.A."/>
          <table:table-cell table:number-columns-repeated="16383"/>
        </table:table-row>
        <table:table-row table:number-rows-repeated="1048574">
          <table:table-cell table:number-columns-repeated="16383"/>
        </table:table-row>
      </table:table>
      <table:table table:name="'file:///D:/Users/Dara%20Macias/Desktop/Linkotel,%20papeles%20de%20trabajo%20auditoria%202020.xls'#BG-P" table:style-name="ta4">
        <table:table-source xlink:href="file:///D:/Users/Dara%20Macias/Desktop/Linkotel,%20papeles%20de%20trabajo%20auditoria%202020.xls" table:table-name="BG-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RI" table:style-name="ta4">
        <table:table-source xlink:href="file:///D:/Users/Dara%20Macias/Desktop/Linkotel,%20papeles%20de%20trabajo%20auditoria%202020.xls" table:table-name="R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CP" table:style-name="ta4">
        <table:table-source xlink:href="file:///D:/Users/Dara%20Macias/Desktop/Linkotel,%20papeles%20de%20trabajo%20auditoria%202020.xls" table:table-name="C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FE" table:style-name="ta4">
        <table:table-source xlink:href="file:///D:/Users/Dara%20Macias/Desktop/Linkotel,%20papeles%20de%20trabajo%20auditoria%202020.xls" table:table-name="F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A_T_I" table:style-name="ta4">
        <table:table-source xlink:href="file:///D:/Users/Dara%20Macias/Desktop/Linkotel,%20papeles%20de%20trabajo%20auditoria%202020.xls" table:table-name="A_T_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IT" table:style-name="ta4">
        <table:table-source xlink:href="file:///D:/Users/Dara%20Macias/Desktop/Linkotel,%20papeles%20de%20trabajo%20auditoria%202020.xls" table:table-name="I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A-1" table:style-name="ta4">
        <table:table-source xlink:href="file:///D:/Users/Dara%20Macias/Desktop/Linkotel,%20papeles%20de%20trabajo%20auditoria%202020.xls" table:table-name="A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A-1-1_" table:style-name="ta4">
        <table:table-source xlink:href="file:///D:/Users/Dara%20Macias/Desktop/Linkotel,%20papeles%20de%20trabajo%20auditoria%202020.xls" table:table-name="A-1-1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A-1-2" table:style-name="ta4">
        <table:table-source xlink:href="file:///D:/Users/Dara%20Macias/Desktop/Linkotel,%20papeles%20de%20trabajo%20auditoria%202020.xls" table:table-name="A-1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A-2" table:style-name="ta4">
        <table:table-source xlink:href="file:///D:/Users/Dara%20Macias/Desktop/Linkotel,%20papeles%20de%20trabajo%20auditoria%202020.xls" table:table-name="A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A-2-1" table:style-name="ta4">
        <table:table-source xlink:href="file:///D:/Users/Dara%20Macias/Desktop/Linkotel,%20papeles%20de%20trabajo%20auditoria%202020.xls" table:table-name="A-2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A-2-2" table:style-name="ta4">
        <table:table-source xlink:href="file:///D:/Users/Dara%20Macias/Desktop/Linkotel,%20papeles%20de%20trabajo%20auditoria%202020.xls" table:table-name="A-2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A-2-3" table:style-name="ta4">
        <table:table-source xlink:href="file:///D:/Users/Dara%20Macias/Desktop/Linkotel,%20papeles%20de%20trabajo%20auditoria%202020.xls" table:table-name="A-2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A-2-4" table:style-name="ta4">
        <table:table-source xlink:href="file:///D:/Users/Dara%20Macias/Desktop/Linkotel,%20papeles%20de%20trabajo%20auditoria%202020.xls" table:table-name="A-2-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A-3" table:style-name="ta4">
        <table:table-source xlink:href="file:///D:/Users/Dara%20Macias/Desktop/Linkotel,%20papeles%20de%20trabajo%20auditoria%202020.xls" table:table-name="A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A-4" table:style-name="ta4">
        <table:table-source xlink:href="file:///D:/Users/Dara%20Macias/Desktop/Linkotel,%20papeles%20de%20trabajo%20auditoria%202020.xls" table:table-name="A-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A-5" table:style-name="ta4">
        <table:table-source xlink:href="file:///D:/Users/Dara%20Macias/Desktop/Linkotel,%20papeles%20de%20trabajo%20auditoria%202020.xls" table:table-name="A-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A-6" table:style-name="ta4">
        <table:table-source xlink:href="file:///D:/Users/Dara%20Macias/Desktop/Linkotel,%20papeles%20de%20trabajo%20auditoria%202020.xls" table:table-name="A-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A-6-1" table:style-name="ta4">
        <table:table-source xlink:href="file:///D:/Users/Dara%20Macias/Desktop/Linkotel,%20papeles%20de%20trabajo%20auditoria%202020.xls" table:table-name="A-6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A-6-1-1" table:style-name="ta4">
        <table:table-source xlink:href="file:///D:/Users/Dara%20Macias/Desktop/Linkotel,%20papeles%20de%20trabajo%20auditoria%202020.xls" table:table-name="A-6-1-1" table:mode="copy-results-only"/>
        <table:table-column/>
        <table:table-row table:number-rows-repeated="32">
          <table:table-cell table:number-columns-repeated="16384"/>
        </table:table-row>
        <table:table-row>
          <table:table-cell table:number-columns-repeated="6"/>
          <table:table-cell office:value-type="float" office:value="0"/>
          <table:table-cell table:number-columns-repeated="16377"/>
        </table:table-row>
        <table:table-row table:number-rows-repeated="1048543">
          <table:table-cell table:number-columns-repeated="16377"/>
        </table:table-row>
      </table:table>
      <table:table table:name="'file:///D:/Users/Dara%20Macias/Desktop/Linkotel,%20papeles%20de%20trabajo%20auditoria%202020.xls'#A-6-1-2" table:style-name="ta4">
        <table:table-source xlink:href="file:///D:/Users/Dara%20Macias/Desktop/Linkotel,%20papeles%20de%20trabajo%20auditoria%202020.xls" table:table-name="A-6-1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A-6-1-3" table:style-name="ta4">
        <table:table-source xlink:href="file:///D:/Users/Dara%20Macias/Desktop/Linkotel,%20papeles%20de%20trabajo%20auditoria%202020.xls" table:table-name="A-6-1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A-7" table:style-name="ta4">
        <table:table-source xlink:href="file:///D:/Users/Dara%20Macias/Desktop/Linkotel,%20papeles%20de%20trabajo%20auditoria%202020.xls" table:table-name="A-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P-1" table:style-name="ta4">
        <table:table-source xlink:href="file:///D:/Users/Dara%20Macias/Desktop/Linkotel,%20papeles%20de%20trabajo%20auditoria%202020.xls" table:table-name="P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P-2" table:style-name="ta4">
        <table:table-source xlink:href="file:///D:/Users/Dara%20Macias/Desktop/Linkotel,%20papeles%20de%20trabajo%20auditoria%202020.xls" table:table-name="P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P-2-1" table:style-name="ta4">
        <table:table-source xlink:href="file:///D:/Users/Dara%20Macias/Desktop/Linkotel,%20papeles%20de%20trabajo%20auditoria%202020.xls" table:table-name="P-2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P-2-2" table:style-name="ta4">
        <table:table-source xlink:href="file:///D:/Users/Dara%20Macias/Desktop/Linkotel,%20papeles%20de%20trabajo%20auditoria%202020.xls" table:table-name="P-2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P-3" table:style-name="ta4">
        <table:table-source xlink:href="file:///D:/Users/Dara%20Macias/Desktop/Linkotel,%20papeles%20de%20trabajo%20auditoria%202020.xls" table:table-name="P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P-3-1" table:style-name="ta4">
        <table:table-source xlink:href="file:///D:/Users/Dara%20Macias/Desktop/Linkotel,%20papeles%20de%20trabajo%20auditoria%202020.xls" table:table-name="P-3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P-3-2" table:style-name="ta4">
        <table:table-source xlink:href="file:///D:/Users/Dara%20Macias/Desktop/Linkotel,%20papeles%20de%20trabajo%20auditoria%202020.xls" table:table-name="P-3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P-3-3" table:style-name="ta4">
        <table:table-source xlink:href="file:///D:/Users/Dara%20Macias/Desktop/Linkotel,%20papeles%20de%20trabajo%20auditoria%202020.xls" table:table-name="P-3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P-4" table:style-name="ta4">
        <table:table-source xlink:href="file:///D:/Users/Dara%20Macias/Desktop/Linkotel,%20papeles%20de%20trabajo%20auditoria%202020.xls" table:table-name="P-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P-4-1" table:style-name="ta4">
        <table:table-source xlink:href="file:///D:/Users/Dara%20Macias/Desktop/Linkotel,%20papeles%20de%20trabajo%20auditoria%202020.xls" table:table-name="P-4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P-5" table:style-name="ta4">
        <table:table-source xlink:href="file:///D:/Users/Dara%20Macias/Desktop/Linkotel,%20papeles%20de%20trabajo%20auditoria%202020.xls" table:table-name="P-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P-5-1" table:style-name="ta4">
        <table:table-source xlink:href="file:///D:/Users/Dara%20Macias/Desktop/Linkotel,%20papeles%20de%20trabajo%20auditoria%202020.xls" table:table-name="P-5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P-6" table:style-name="ta4">
        <table:table-source xlink:href="file:///D:/Users/Dara%20Macias/Desktop/Linkotel,%20papeles%20de%20trabajo%20auditoria%202020.xls" table:table-name="P-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P-7" table:style-name="ta4">
        <table:table-source xlink:href="file:///D:/Users/Dara%20Macias/Desktop/Linkotel,%20papeles%20de%20trabajo%20auditoria%202020.xls" table:table-name="P-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C-1" table:style-name="ta4">
        <table:table-source xlink:href="file:///D:/Users/Dara%20Macias/Desktop/Linkotel,%20papeles%20de%20trabajo%20auditoria%202020.xls" table:table-name="C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C-1-1" table:style-name="ta4">
        <table:table-source xlink:href="file:///D:/Users/Dara%20Macias/Desktop/Linkotel,%20papeles%20de%20trabajo%20auditoria%202020.xls" table:table-name="C-1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R-1" table:style-name="ta4">
        <table:table-source xlink:href="file:///D:/Users/Dara%20Macias/Desktop/Linkotel,%20papeles%20de%20trabajo%20auditoria%202020.xls" table:table-name="R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R-1-1" table:style-name="ta4">
        <table:table-source xlink:href="file:///D:/Users/Dara%20Macias/Desktop/Linkotel,%20papeles%20de%20trabajo%20auditoria%202020.xls" table:table-name="R-1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R-2" table:style-name="ta4">
        <table:table-source xlink:href="file:///D:/Users/Dara%20Macias/Desktop/Linkotel,%20papeles%20de%20trabajo%20auditoria%202020.xls" table:table-name="R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PF" table:style-name="ta4">
        <table:table-source xlink:href="file:///D:/Users/Dara%20Macias/Desktop/Linkotel,%20papeles%20de%20trabajo%20auditoria%202020.xls" table:table-name="P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PE-PROD" table:style-name="ta4">
        <table:table-source xlink:href="file:///D:/Users/Dara%20Macias/Desktop/Linkotel,%20papeles%20de%20trabajo%20auditoria%202020.xls" table:table-name="PE-PRO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PE-PICH" table:style-name="ta4">
        <table:table-source xlink:href="file:///D:/Users/Dara%20Macias/Desktop/Linkotel,%20papeles%20de%20trabajo%20auditoria%202020.xls" table:table-name="PE-PIC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Dara%20Macias/Desktop/Linkotel,%20papeles%20de%20trabajo%20auditoria%202020.xls'#Marcas" table:style-name="ta4">
        <table:table-source xlink:href="file:///D:/Users/Dara%20Macias/Desktop/Linkotel,%20papeles%20de%20trabajo%20auditoria%202020.xls" table:table-name="Marcas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Courier New" svg:font-family="&quot;Courier New&quot;"/>
    <style:font-face style:name="Verdana" svg:font-family="Verdana"/>
    <style:font-face style:name="Tahoma" svg:font-family="Tahoma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30">
      <number:text-content/>
    </number:text-style>
    <number:date-style style:name="N36">
      <number:day number:style="long"/>
      <number:text>-</number:text>
      <number:month number:textual="true"/>
      <number:text>-</number:text>
      <number:year number:style="long"/>
    </number:date-style>
    <number:time-style style:name="N37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38P0">
      <number:number number:decimal-places="2" number:min-decimal-places="2" number:min-integer-digits="1" number:grouping="true"/>
      <number:text> </number:text>
    </number:number-style>
    <number:number-style style:name="N38">
      <number:text>-</number:text>
      <number:number number:decimal-places="2" number:min-decimal-places="2" number:min-integer-digits="1" number:grouping="true"/>
      <style:map style:condition="value()&gt;=0" style:apply-style-name="N38P0"/>
    </number:number-style>
    <number:date-style style:name="N39">
      <number:day number:style="long"/>
      <number:text>-</number:text>
      <number:month number:textual="true"/>
      <number:text>-</number:text>
      <number:year/>
    </number:date-style>
    <number:number-style style:name="N40P0">
      <number:text>-</number:text>
      <number:number number:decimal-places="2" number:min-decimal-places="2" number:min-integer-digits="1" number:grouping="true"/>
    </number:number-style>
    <number:number-style style:name="N40">
      <number:number number:decimal-places="2" number:min-decimal-places="2" number:min-integer-digits="1" number:grouping="true"/>
      <number:text> </number:text>
      <style:map style:condition="value()&gt;=0" style:apply-style-name="N40P0"/>
    </number:number-style>
    <number:number-style style:name="N41P0">
      <number:number number:decimal-places="0" number:min-decimal-places="0" number:min-integer-digits="1">
        <number:embedded-text number:position="0"> </number:embedded-text>
      </number:number>
    </number:number-style>
    <number:number-style style:name="N41P1">
      <number:text>(</number:text>
      <number:number number:decimal-places="0" number:min-decimal-places="0" number:min-integer-digits="1">
        <number:embedded-text number:position="0">)</number:embedded-text>
      </number:number>
    </number:number-style>
    <number:number-style style:name="N41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date-style style:name="N42">
      <number:day number:style="long"/>
      <number:text>/</number:text>
      <number:month number:style="long"/>
      <number:text>/</number:text>
      <number:year number:style="long"/>
    </number:date-style>
    <number:percentage-style style:name="N43">
      <number:number number:decimal-places="2" number:min-decimal-places="2" number:min-integer-digits="1"/>
      <number:text> %</number:text>
    </number:percentage-style>
    <number:number-style style:name="N44P0">
      <number:number number:decimal-places="2" number:min-decimal-places="2" number:min-integer-digits="1" number:grouping="true"/>
      <number:text> </number:text>
    </number:number-style>
    <number:number-style style:name="N44P1">
      <number:text>(</number:text>
      <number:number number:decimal-places="2" number:min-decimal-places="2" number:min-integer-digits="1" number:grouping="true"/>
      <number:text>)</number:text>
    </number:number-style>
    <number:number-style style:name="N44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45P0">
      <number:text> </number:text>
      <number:number number:decimal-places="2" number:min-decimal-places="2" number:min-integer-digits="1" number:grouping="true"/>
      <number:text> </number:text>
    </number:number-style>
    <number:number-style style:name="N45P1">
      <number:text>-</number:text>
      <number:number number:decimal-places="2" number:min-decimal-places="2" number:min-integer-digits="1" number:grouping="true"/>
      <number:text> </number:text>
    </number:number-style>
    <number:number-style style:name="N45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5">
      <number:text> </number:text>
      <number:text-content/>
      <number:text> </number:text>
      <style:map style:condition="value()&gt;0" style:apply-style-name="N45P0"/>
      <style:map style:condition="value()&lt;0" style:apply-style-name="N45P1"/>
      <style:map style:condition="value()=0" style:apply-style-name="N45P2"/>
    </number:text-style>
    <number:percentage-style style:name="N46">
      <number:number number:decimal-places="0" number:min-decimal-places="0" number:min-integer-digits="1">
        <number:embedded-text number:position="0"> </number:embedded-text>
      </number:number>
      <number:text>%</number:text>
    </number:percentage-style>
    <number:number-style style:name="N47P0">
      <number:number number:decimal-places="0" number:min-decimal-places="0" number:min-integer-digits="1" number:grouping="true"/>
    </number:number-style>
    <number:number-style style:name="N47">
      <style:text-properties fo:color="#FF0000"/>
      <number:number number:decimal-places="0" number:min-decimal-places="0" number:min-integer-digits="1" number:grouping="true"/>
      <style:map style:condition="value()&gt;=0" style:apply-style-name="N47P0"/>
    </number:number-style>
    <number:number-style style:name="N48P0">
      <number:number number:decimal-places="2" number:min-decimal-places="2" number:min-integer-digits="1" number:grouping="true"/>
    </number:number-style>
    <number:number-style style:name="N48">
      <style:text-properties fo:color="#FF0000"/>
      <number:number number:decimal-places="2" number:min-decimal-places="2" number:min-integer-digits="1" number:grouping="true"/>
      <style:map style:condition="value()&gt;=0" style:apply-style-name="N48P0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5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4" draw:style="linear" draw:angle="0" draw:start-color="#f0eaf9" draw:end-color="#c9b5e8" draw:start-intensity="100%" draw:end-intensity="100%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Dara Macias</meta:initial-creator>
    <dc:creator>Carlos Almeida</dc:creator>
    <meta:creation-date>2020-10-19T12:23:50Z</meta:creation-date>
    <dc:date>2022-04-18T16:37:13Z</dc:date>
    <meta:editing-cycles>7</meta:editing-cycles>
    <meta:editing-duration>PT4556S</meta:editing-duration>
  </office:meta>
</office:document-meta>
</file>